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9_measured_W0.22_L0.28" table:style-name="ta1">
        <table:shapes>
          <draw:frame draw:z-index="0" draw:style-name="gr1" draw:text-style-name="P1" svg:width="6.3012in" svg:height="3.5453in" svg:x="1.2756in" svg:y="2.2587in">
            <draw:object draw:notify-on-update-of-ranges="'49_measured_W0.22_L0.28'.A1:'49_measured_W0.22_L0.28'.A1 '49_measured_W0.22_L0.28'.A2:'49_measured_W0.22_L0.28'.A68 '49_measured_W0.22_L0.28'.B1:'49_measured_W0.22_L0.28'.B1 '49_measured_W0.22_L0.28'.B2:'49_measured_W0.22_L0.28'.B68 '49_measured_W0.22_L0.28'.H1:'49_measured_W0.22_L0.28'.H1 '49_measured_W0.22_L0.28'.H2:'49_measured_W0.22_L0.28'.H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06in" svg:height="3.5453in" svg:x="10.5386in" svg:y="2.3843in">
            <draw:object draw:notify-on-update-of-ranges="'49_measured_W0.22_L0.28'.A1:'49_measured_W0.22_L0.28'.A1 '49_measured_W0.22_L0.28'.A2:'49_measured_W0.22_L0.28'.A68 '49_measured_W0.22_L0.28'.G1:'49_measured_W0.22_L0.28'.G1 '49_measured_W0.22_L0.28'.G2:'49_measured_W0.22_L0.28'.G68 '49_measured_W0.22_L0.28'.M1:'49_measured_W0.22_L0.28'.M1 '49_measured_W0.22_L0.28'.M2:'49_measured_W0.22_L0.28'.M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ds (V)</text:p>
          </table:table-cell>
          <table:table-cell office:value-type="string" calcext:value-type="string">
            <text:p>vgs =0.8_mea</text:p>
          </table:table-cell>
          <table:table-cell office:value-type="string" calcext:value-type="string">
            <text:p>vgs =1.3_mea</text:p>
          </table:table-cell>
          <table:table-cell office:value-type="string" calcext:value-type="string">
            <text:p>vgs =1.8_mea</text:p>
          </table:table-cell>
          <table:table-cell office:value-type="string" calcext:value-type="string">
            <text:p>vgs =2.3_mea</text:p>
          </table:table-cell>
          <table:table-cell office:value-type="string" calcext:value-type="string">
            <text:p>vgs =2.8_mea</text:p>
          </table:table-cell>
          <table:table-cell office:value-type="string" calcext:value-type="string">
            <text:p>vgs =3.3_mea</text:p>
          </table:table-cell>
          <table:table-cell office:value-type="string" calcext:value-type="string">
            <text:p>vgs =0.8_sim</text:p>
          </table:table-cell>
          <table:table-cell office:value-type="string" calcext:value-type="string">
            <text:p>vgs =1.3_sim</text:p>
          </table:table-cell>
          <table:table-cell office:value-type="string" calcext:value-type="string">
            <text:p>vgs =1.8_sim</text:p>
          </table:table-cell>
          <table:table-cell office:value-type="string" calcext:value-type="string">
            <text:p>vgs =2.3_sim</text:p>
          </table:table-cell>
          <table:table-cell office:value-type="string" calcext:value-type="string">
            <text:p>vgs =2.8_sim</text:p>
          </table:table-cell>
          <table:table-cell office:value-type="string" calcext:value-type="string">
            <text:p>vgs =3.3_sim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0963741" calcext:value-type="float">
            <text:p>0.000000963741</text:p>
          </table:table-cell>
          <table:table-cell office:value-type="float" office:value="0.0000044867" calcext:value-type="float">
            <text:p>0.0000044867</text:p>
          </table:table-cell>
          <table:table-cell office:value-type="float" office:value="0.0000068598" calcext:value-type="float">
            <text:p>0.0000068598</text:p>
          </table:table-cell>
          <table:table-cell office:value-type="float" office:value="0.00000850294" calcext:value-type="float">
            <text:p>0.00000850294</text:p>
          </table:table-cell>
          <table:table-cell office:value-type="float" office:value="0.00000969135" calcext:value-type="float">
            <text:p>0.00000969135</text:p>
          </table:table-cell>
          <table:table-cell office:value-type="float" office:value="0.0000105788" calcext:value-type="float">
            <text:p>0.0000105788</text:p>
          </table:table-cell>
          <table:table-cell office:value-type="float" office:value="0.000000745110275" calcext:value-type="float">
            <text:p>0.000000745110275</text:p>
          </table:table-cell>
          <table:table-cell office:value-type="float" office:value="0.00000430992195" calcext:value-type="float">
            <text:p>0.00000430992195</text:p>
          </table:table-cell>
          <table:table-cell office:value-type="float" office:value="0.00000673573635" calcext:value-type="float">
            <text:p>0.00000673573635</text:p>
          </table:table-cell>
          <table:table-cell office:value-type="float" office:value="0.00000840973068" calcext:value-type="float">
            <text:p>0.00000840973068</text:p>
          </table:table-cell>
          <table:table-cell office:value-type="float" office:value="0.00000961747374" calcext:value-type="float">
            <text:p>0.00000961747374</text:p>
          </table:table-cell>
          <table:table-cell office:value-type="float" office:value="0.0000105177665" calcext:value-type="float">
            <text:p>0.000010517766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153924" calcext:value-type="float">
            <text:p>0.00000153924</text:p>
          </table:table-cell>
          <table:table-cell office:value-type="float" office:value="0.00000834359" calcext:value-type="float">
            <text:p>0.00000834359</text:p>
          </table:table-cell>
          <table:table-cell office:value-type="float" office:value="0.0000130622" calcext:value-type="float">
            <text:p>0.0000130622</text:p>
          </table:table-cell>
          <table:table-cell office:value-type="float" office:value="0.0000163683" calcext:value-type="float">
            <text:p>0.0000163683</text:p>
          </table:table-cell>
          <table:table-cell office:value-type="float" office:value="0.00001878" calcext:value-type="float">
            <text:p>0.00001878</text:p>
          </table:table-cell>
          <table:table-cell office:value-type="float" office:value="0.0000205934" calcext:value-type="float">
            <text:p>0.0000205934</text:p>
          </table:table-cell>
          <table:table-cell office:value-type="float" office:value="0.00000114787859" calcext:value-type="float">
            <text:p>0.00000114787859</text:p>
          </table:table-cell>
          <table:table-cell office:value-type="float" office:value="0.00000799557834" calcext:value-type="float">
            <text:p>0.00000799557834</text:p>
          </table:table-cell>
          <table:table-cell office:value-type="float" office:value="0.0000128149982" calcext:value-type="float">
            <text:p>0.0000128149982</text:p>
          </table:table-cell>
          <table:table-cell office:value-type="float" office:value="0.0000161814243" calcext:value-type="float">
            <text:p>0.0000161814243</text:p>
          </table:table-cell>
          <table:table-cell office:value-type="float" office:value="0.0000186313228" calcext:value-type="float">
            <text:p>0.0000186313228</text:p>
          </table:table-cell>
          <table:table-cell office:value-type="float" office:value="0.0000204703056" calcext:value-type="float">
            <text:p>0.000020470305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183889" calcext:value-type="float">
            <text:p>0.00000183889</text:p>
          </table:table-cell>
          <table:table-cell office:value-type="float" office:value="0.0000116297" calcext:value-type="float">
            <text:p>0.0000116297</text:p>
          </table:table-cell>
          <table:table-cell office:value-type="float" office:value="0.000018658" calcext:value-type="float">
            <text:p>0.000018658</text:p>
          </table:table-cell>
          <table:table-cell office:value-type="float" office:value="0.0000236382" calcext:value-type="float">
            <text:p>0.0000236382</text:p>
          </table:table-cell>
          <table:table-cell office:value-type="float" office:value="0.0000273005" calcext:value-type="float">
            <text:p>0.0000273005</text:p>
          </table:table-cell>
          <table:table-cell office:value-type="float" office:value="0.0000300724" calcext:value-type="float">
            <text:p>0.0000300724</text:p>
          </table:table-cell>
          <table:table-cell office:value-type="float" office:value="0.0000013378652" calcext:value-type="float">
            <text:p>0.0000013378652</text:p>
          </table:table-cell>
          <table:table-cell office:value-type="float" office:value="0.000011116265" calcext:value-type="float">
            <text:p>0.000011116265</text:p>
          </table:table-cell>
          <table:table-cell office:value-type="float" office:value="0.0000182889138" calcext:value-type="float">
            <text:p>0.0000182889138</text:p>
          </table:table-cell>
          <table:table-cell office:value-type="float" office:value="0.0000233574517" calcext:value-type="float">
            <text:p>0.0000233574517</text:p>
          </table:table-cell>
          <table:table-cell office:value-type="float" office:value="0.0000270764632" calcext:value-type="float">
            <text:p>0.0000270764632</text:p>
          </table:table-cell>
          <table:table-cell office:value-type="float" office:value="0.000029886548" calcext:value-type="float">
            <text:p>0.00002988654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199847" calcext:value-type="float">
            <text:p>0.00000199847</text:p>
          </table:table-cell>
          <table:table-cell office:value-type="float" office:value="0.0000143967" calcext:value-type="float">
            <text:p>0.0000143967</text:p>
          </table:table-cell>
          <table:table-cell office:value-type="float" office:value="0.0000236926" calcext:value-type="float">
            <text:p>0.0000236926</text:p>
          </table:table-cell>
          <table:table-cell office:value-type="float" office:value="0.0000303509" calcext:value-type="float">
            <text:p>0.0000303509</text:p>
          </table:table-cell>
          <table:table-cell office:value-type="float" office:value="0.000035285" calcext:value-type="float">
            <text:p>0.000035285</text:p>
          </table:table-cell>
          <table:table-cell office:value-type="float" office:value="0.0000390427" calcext:value-type="float">
            <text:p>0.0000390427</text:p>
          </table:table-cell>
          <table:table-cell office:value-type="float" office:value="0.00000144062798" calcext:value-type="float">
            <text:p>0.00000144062798</text:p>
          </table:table-cell>
          <table:table-cell office:value-type="float" office:value="0.0000137238871" calcext:value-type="float">
            <text:p>0.0000137238871</text:p>
          </table:table-cell>
          <table:table-cell office:value-type="float" office:value="0.0000232031543" calcext:value-type="float">
            <text:p>0.0000232031543</text:p>
          </table:table-cell>
          <table:table-cell office:value-type="float" office:value="0.000029976375" calcext:value-type="float">
            <text:p>0.000029976375</text:p>
          </table:table-cell>
          <table:table-cell office:value-type="float" office:value="0.0000349850972" calcext:value-type="float">
            <text:p>0.0000349850972</text:p>
          </table:table-cell>
          <table:table-cell office:value-type="float" office:value="0.0000387934431" calcext:value-type="float">
            <text:p>0.000038793443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210372" calcext:value-type="float">
            <text:p>0.00000210372</text:p>
          </table:table-cell>
          <table:table-cell office:value-type="float" office:value="0.0000166898" calcext:value-type="float">
            <text:p>0.0000166898</text:p>
          </table:table-cell>
          <table:table-cell office:value-type="float" office:value="0.0000282063" calcext:value-type="float">
            <text:p>0.0000282063</text:p>
          </table:table-cell>
          <table:table-cell office:value-type="float" office:value="0.0000365412" calcext:value-type="float">
            <text:p>0.0000365412</text:p>
          </table:table-cell>
          <table:table-cell office:value-type="float" office:value="0.0000427629" calcext:value-type="float">
            <text:p>0.0000427629</text:p>
          </table:table-cell>
          <table:table-cell office:value-type="float" office:value="0.0000475291" calcext:value-type="float">
            <text:p>0.0000475291</text:p>
          </table:table-cell>
          <table:table-cell office:value-type="float" office:value="0.00000151339311" calcext:value-type="float">
            <text:p>0.00000151339311</text:p>
          </table:table-cell>
          <table:table-cell office:value-type="float" office:value="0.0000158640641" calcext:value-type="float">
            <text:p>0.0000158640641</text:p>
          </table:table-cell>
          <table:table-cell office:value-type="float" office:value="0.0000275984142" calcext:value-type="float">
            <text:p>0.0000275984142</text:p>
          </table:table-cell>
          <table:table-cell office:value-type="float" office:value="0.0000360732842" calcext:value-type="float">
            <text:p>0.0000360732842</text:p>
          </table:table-cell>
          <table:table-cell office:value-type="float" office:value="0.0000423869381" calcext:value-type="float">
            <text:p>0.0000423869381</text:p>
          </table:table-cell>
          <table:table-cell office:value-type="float" office:value="0.0000472161098" calcext:value-type="float">
            <text:p>0.000047216109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218687" calcext:value-type="float">
            <text:p>0.00000218687</text:p>
          </table:table-cell>
          <table:table-cell office:value-type="float" office:value="0.000018549" calcext:value-type="float">
            <text:p>0.000018549</text:p>
          </table:table-cell>
          <table:table-cell office:value-type="float" office:value="0.0000322351" calcext:value-type="float">
            <text:p>0.0000322351</text:p>
          </table:table-cell>
          <table:table-cell office:value-type="float" office:value="0.0000422407" calcext:value-type="float">
            <text:p>0.0000422407</text:p>
          </table:table-cell>
          <table:table-cell office:value-type="float" office:value="0.0000497614" calcext:value-type="float">
            <text:p>0.0000497614</text:p>
          </table:table-cell>
          <table:table-cell office:value-type="float" office:value="0.000055555" calcext:value-type="float">
            <text:p>0.000055555</text:p>
          </table:table-cell>
          <table:table-cell office:value-type="float" office:value="0.00000157398124" calcext:value-type="float">
            <text:p>0.00000157398124</text:p>
          </table:table-cell>
          <table:table-cell office:value-type="float" office:value="0.0000175778465" calcext:value-type="float">
            <text:p>0.0000175778465</text:p>
          </table:table-cell>
          <table:table-cell office:value-type="float" office:value="0.0000315106613" calcext:value-type="float">
            <text:p>0.0000315106613</text:p>
          </table:table-cell>
          <table:table-cell office:value-type="float" office:value="0.0000416800483" calcext:value-type="float">
            <text:p>0.0000416800483</text:p>
          </table:table-cell>
          <table:table-cell office:value-type="float" office:value="0.0000493093966" calcext:value-type="float">
            <text:p>0.0000493093966</text:p>
          </table:table-cell>
          <table:table-cell office:value-type="float" office:value="0.0000551779678" calcext:value-type="float">
            <text:p>0.000055177967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0225925" calcext:value-type="float">
            <text:p>0.00000225925</text:p>
          </table:table-cell>
          <table:table-cell office:value-type="float" office:value="0.0000200126" calcext:value-type="float">
            <text:p>0.0000200126</text:p>
          </table:table-cell>
          <table:table-cell office:value-type="float" office:value="0.0000358101" calcext:value-type="float">
            <text:p>0.0000358101</text:p>
          </table:table-cell>
          <table:table-cell office:value-type="float" office:value="0.0000474783" calcext:value-type="float">
            <text:p>0.0000474783</text:p>
          </table:table-cell>
          <table:table-cell office:value-type="float" office:value="0.0000563057" calcext:value-type="float">
            <text:p>0.0000563057</text:p>
          </table:table-cell>
          <table:table-cell office:value-type="float" office:value="0.0000631421" calcext:value-type="float">
            <text:p>0.0000631421</text:p>
          </table:table-cell>
          <table:table-cell office:value-type="float" office:value="0.00000162850042" calcext:value-type="float">
            <text:p>0.00000162850042</text:p>
          </table:table-cell>
          <table:table-cell office:value-type="float" office:value="0.0000189066912" calcext:value-type="float">
            <text:p>0.0000189066912</text:p>
          </table:table-cell>
          <table:table-cell office:value-type="float" office:value="0.0000349710733" calcext:value-type="float">
            <text:p>0.0000349710733</text:p>
          </table:table-cell>
          <table:table-cell office:value-type="float" office:value="0.0000468254625" calcext:value-type="float">
            <text:p>0.0000468254625</text:p>
          </table:table-cell>
          <table:table-cell office:value-type="float" office:value="0.0000557777249" calcext:value-type="float">
            <text:p>0.0000557777249</text:p>
          </table:table-cell>
          <table:table-cell office:value-type="float" office:value="0.0000627008481" calcext:value-type="float">
            <text:p>0.000062700848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00232554" calcext:value-type="float">
            <text:p>0.00000232554</text:p>
          </table:table-cell>
          <table:table-cell office:value-type="float" office:value="0.0000211271" calcext:value-type="float">
            <text:p>0.0000211271</text:p>
          </table:table-cell>
          <table:table-cell office:value-type="float" office:value="0.0000389574" calcext:value-type="float">
            <text:p>0.0000389574</text:p>
          </table:table-cell>
          <table:table-cell office:value-type="float" office:value="0.0000522795" calcext:value-type="float">
            <text:p>0.0000522795</text:p>
          </table:table-cell>
          <table:table-cell office:value-type="float" office:value="0.0000624188" calcext:value-type="float">
            <text:p>0.0000624188</text:p>
          </table:table-cell>
          <table:table-cell office:value-type="float" office:value="0.0000703105" calcext:value-type="float">
            <text:p>0.0000703105</text:p>
          </table:table-cell>
          <table:table-cell office:value-type="float" office:value="0.00000167954465" calcext:value-type="float">
            <text:p>0.00000167954465</text:p>
          </table:table-cell>
          <table:table-cell office:value-type="float" office:value="0.0000199038903" calcext:value-type="float">
            <text:p>0.0000199038903</text:p>
          </table:table-cell>
          <table:table-cell office:value-type="float" office:value="0.0000380055631" calcext:value-type="float">
            <text:p>0.0000380055631</text:p>
          </table:table-cell>
          <table:table-cell office:value-type="float" office:value="0.000051535257" calcext:value-type="float">
            <text:p>0.000051535257</text:p>
          </table:table-cell>
          <table:table-cell office:value-type="float" office:value="0.0000618151125" calcext:value-type="float">
            <text:p>0.0000618151125</text:p>
          </table:table-cell>
          <table:table-cell office:value-type="float" office:value="0.0000698050819" calcext:value-type="float">
            <text:p>0.000069805081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00238801" calcext:value-type="float">
            <text:p>0.00000238801</text:p>
          </table:table-cell>
          <table:table-cell office:value-type="float" office:value="0.0000219584" calcext:value-type="float">
            <text:p>0.0000219584</text:p>
          </table:table-cell>
          <table:table-cell office:value-type="float" office:value="0.0000416972" calcext:value-type="float">
            <text:p>0.0000416972</text:p>
          </table:table-cell>
          <table:table-cell office:value-type="float" office:value="0.0000566669" calcext:value-type="float">
            <text:p>0.0000566669</text:p>
          </table:table-cell>
          <table:table-cell office:value-type="float" office:value="0.0000681219" calcext:value-type="float">
            <text:p>0.0000681219</text:p>
          </table:table-cell>
          <table:table-cell office:value-type="float" office:value="0.0000770792" calcext:value-type="float">
            <text:p>0.0000770792</text:p>
          </table:table-cell>
          <table:table-cell office:value-type="float" office:value="0.00000172842228" calcext:value-type="float">
            <text:p>0.00000172842228</text:p>
          </table:table-cell>
          <table:table-cell office:value-type="float" office:value="0.0000206426046" calcext:value-type="float">
            <text:p>0.0000206426046</text:p>
          </table:table-cell>
          <table:table-cell office:value-type="float" office:value="0.0000406339946" calcext:value-type="float">
            <text:p>0.0000406339946</text:p>
          </table:table-cell>
          <table:table-cell office:value-type="float" office:value="0.0000558319" calcext:value-type="float">
            <text:p>0.0000558319</text:p>
          </table:table-cell>
          <table:table-cell office:value-type="float" office:value="0.0000674427175" calcext:value-type="float">
            <text:p>0.0000674427175</text:p>
          </table:table-cell>
          <table:table-cell office:value-type="float" office:value="0.0000765095639" calcext:value-type="float">
            <text:p>0.000076509563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244795" calcext:value-type="float">
            <text:p>0.00000244795</text:p>
          </table:table-cell>
          <table:table-cell office:value-type="float" office:value="0.0000225849" calcext:value-type="float">
            <text:p>0.0000225849</text:p>
          </table:table-cell>
          <table:table-cell office:value-type="float" office:value="0.0000440432" calcext:value-type="float">
            <text:p>0.0000440432</text:p>
          </table:table-cell>
          <table:table-cell office:value-type="float" office:value="0.0000606592" calcext:value-type="float">
            <text:p>0.0000606592</text:p>
          </table:table-cell>
          <table:table-cell office:value-type="float" office:value="0.000073434" calcext:value-type="float">
            <text:p>0.000073434</text:p>
          </table:table-cell>
          <table:table-cell office:value-type="float" office:value="0.0000834656" calcext:value-type="float">
            <text:p>0.0000834656</text:p>
          </table:table-cell>
          <table:table-cell office:value-type="float" office:value="0.00000177587873" calcext:value-type="float">
            <text:p>0.00000177587873</text:p>
          </table:table-cell>
          <table:table-cell office:value-type="float" office:value="0.0000212014099" calcext:value-type="float">
            <text:p>0.0000212014099</text:p>
          </table:table-cell>
          <table:table-cell office:value-type="float" office:value="0.0000428702151" calcext:value-type="float">
            <text:p>0.0000428702151</text:p>
          </table:table-cell>
          <table:table-cell office:value-type="float" office:value="0.0000597340983" calcext:value-type="float">
            <text:p>0.0000597340983</text:p>
          </table:table-cell>
          <table:table-cell office:value-type="float" office:value="0.0000726796093" calcext:value-type="float">
            <text:p>0.0000726796093</text:p>
          </table:table-cell>
          <table:table-cell office:value-type="float" office:value="0.0000828317845" calcext:value-type="float">
            <text:p>0.000082831784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250611" calcext:value-type="float">
            <text:p>0.00000250611</text:p>
          </table:table-cell>
          <table:table-cell office:value-type="float" office:value="0.0000230746" calcext:value-type="float">
            <text:p>0.0000230746</text:p>
          </table:table-cell>
          <table:table-cell office:value-type="float" office:value="0.000046006" calcext:value-type="float">
            <text:p>0.000046006</text:p>
          </table:table-cell>
          <table:table-cell office:value-type="float" office:value="0.0000642711" calcext:value-type="float">
            <text:p>0.0000642711</text:p>
          </table:table-cell>
          <table:table-cell office:value-type="float" office:value="0.0000783719" calcext:value-type="float">
            <text:p>0.0000783719</text:p>
          </table:table-cell>
          <table:table-cell office:value-type="float" office:value="0.0000894857" calcext:value-type="float">
            <text:p>0.0000894857</text:p>
          </table:table-cell>
          <table:table-cell office:value-type="float" office:value="0.00000182237721" calcext:value-type="float">
            <text:p>0.00000182237721</text:p>
          </table:table-cell>
          <table:table-cell office:value-type="float" office:value="0.000021642574" calcext:value-type="float">
            <text:p>0.000021642574</text:p>
          </table:table-cell>
          <table:table-cell office:value-type="float" office:value="0.0000447264474" calcext:value-type="float">
            <text:p>0.0000447264474</text:p>
          </table:table-cell>
          <table:table-cell office:value-type="float" office:value="0.0000632558909" calcext:value-type="float">
            <text:p>0.0000632558909</text:p>
          </table:table-cell>
          <table:table-cell office:value-type="float" office:value="0.0000775425798" calcext:value-type="float">
            <text:p>0.0000775425798</text:p>
          </table:table-cell>
          <table:table-cell office:value-type="float" office:value="0.0000887878199" calcext:value-type="float">
            <text:p>0.000088787819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256302" calcext:value-type="float">
            <text:p>0.00000256302</text:p>
          </table:table-cell>
          <table:table-cell office:value-type="float" office:value="0.0000234745" calcext:value-type="float">
            <text:p>0.0000234745</text:p>
          </table:table-cell>
          <table:table-cell office:value-type="float" office:value="0.000047604" calcext:value-type="float">
            <text:p>0.000047604</text:p>
          </table:table-cell>
          <table:table-cell office:value-type="float" office:value="0.000067511" calcext:value-type="float">
            <text:p>0.000067511</text:p>
          </table:table-cell>
          <table:table-cell office:value-type="float" office:value="0.0000829498" calcext:value-type="float">
            <text:p>0.0000829498</text:p>
          </table:table-cell>
          <table:table-cell office:value-type="float" office:value="0.000095154" calcext:value-type="float">
            <text:p>0.000095154</text:p>
          </table:table-cell>
          <table:table-cell office:value-type="float" office:value="0.00000186822461" calcext:value-type="float">
            <text:p>0.00000186822461</text:p>
          </table:table-cell>
          <table:table-cell office:value-type="float" office:value="0.0000220069087" calcext:value-type="float">
            <text:p>0.0000220069087</text:p>
          </table:table-cell>
          <table:table-cell office:value-type="float" office:value="0.0000462257015" calcext:value-type="float">
            <text:p>0.0000462257015</text:p>
          </table:table-cell>
          <table:table-cell office:value-type="float" office:value="0.0000664053963" calcext:value-type="float">
            <text:p>0.0000664053963</text:p>
          </table:table-cell>
          <table:table-cell office:value-type="float" office:value="0.0000820457579" calcext:value-type="float">
            <text:p>0.0000820457579</text:p>
          </table:table-cell>
          <table:table-cell office:value-type="float" office:value="0.0000943922632" calcext:value-type="float">
            <text:p>0.000094392263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261901" calcext:value-type="float">
            <text:p>0.00000261901</text:p>
          </table:table-cell>
          <table:table-cell office:value-type="float" office:value="0.0000238141" calcext:value-type="float">
            <text:p>0.0000238141</text:p>
          </table:table-cell>
          <table:table-cell office:value-type="float" office:value="0.0000488771" calcext:value-type="float">
            <text:p>0.0000488771</text:p>
          </table:table-cell>
          <table:table-cell office:value-type="float" office:value="0.0000703809" calcext:value-type="float">
            <text:p>0.0000703809</text:p>
          </table:table-cell>
          <table:table-cell office:value-type="float" office:value="0.000087179" calcext:value-type="float">
            <text:p>0.000087179</text:p>
          </table:table-cell>
          <table:table-cell office:value-type="float" office:value="0.000100484" calcext:value-type="float">
            <text:p>0.000100484</text:p>
          </table:table-cell>
          <table:table-cell office:value-type="float" office:value="0.00000191363432" calcext:value-type="float">
            <text:p>0.00000191363432</text:p>
          </table:table-cell>
          <table:table-cell office:value-type="float" office:value="0.0000223194529" calcext:value-type="float">
            <text:p>0.0000223194529</text:p>
          </table:table-cell>
          <table:table-cell office:value-type="float" office:value="0.0000474142846" calcext:value-type="float">
            <text:p>0.0000474142846</text:p>
          </table:table-cell>
          <table:table-cell office:value-type="float" office:value="0.0000691840043" calcext:value-type="float">
            <text:p>0.0000691840043</text:p>
          </table:table-cell>
          <table:table-cell office:value-type="float" office:value="0.0000861999379" calcext:value-type="float">
            <text:p>0.0000861999379</text:p>
          </table:table-cell>
          <table:table-cell office:value-type="float" office:value="0.0000996580688" calcext:value-type="float">
            <text:p>0.000099658068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267433" calcext:value-type="float">
            <text:p>0.00000267433</text:p>
          </table:table-cell>
          <table:table-cell office:value-type="float" office:value="0.0000241117" calcext:value-type="float">
            <text:p>0.0000241117</text:p>
          </table:table-cell>
          <table:table-cell office:value-type="float" office:value="0.0000498869" calcext:value-type="float">
            <text:p>0.0000498869</text:p>
          </table:table-cell>
          <table:table-cell office:value-type="float" office:value="0.0000728776" calcext:value-type="float">
            <text:p>0.0000728776</text:p>
          </table:table-cell>
          <table:table-cell office:value-type="float" office:value="0.0000910661" calcext:value-type="float">
            <text:p>0.0000910661</text:p>
          </table:table-cell>
          <table:table-cell office:value-type="float" office:value="0.000105486" calcext:value-type="float">
            <text:p>0.000105486</text:p>
          </table:table-cell>
          <table:table-cell office:value-type="float" office:value="0.00000195876051" calcext:value-type="float">
            <text:p>0.00000195876051</text:p>
          </table:table-cell>
          <table:table-cell office:value-type="float" office:value="0.0000225956399" calcext:value-type="float">
            <text:p>0.0000225956399</text:p>
          </table:table-cell>
          <table:table-cell office:value-type="float" office:value="0.0000483568809" calcext:value-type="float">
            <text:p>0.0000483568809</text:p>
          </table:table-cell>
          <table:table-cell office:value-type="float" office:value="0.0000715885247" calcext:value-type="float">
            <text:p>0.0000715885247</text:p>
          </table:table-cell>
          <table:table-cell office:value-type="float" office:value="0.0000900115486" calcext:value-type="float">
            <text:p>0.0000900115486</text:p>
          </table:table-cell>
          <table:table-cell office:value-type="float" office:value="0.000104596268" calcext:value-type="float">
            <text:p>0.00010459626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272917" calcext:value-type="float">
            <text:p>0.00000272917</text:p>
          </table:table-cell>
          <table:table-cell office:value-type="float" office:value="0.0000243789" calcext:value-type="float">
            <text:p>0.0000243789</text:p>
          </table:table-cell>
          <table:table-cell office:value-type="float" office:value="0.0000506992" calcext:value-type="float">
            <text:p>0.0000506992</text:p>
          </table:table-cell>
          <table:table-cell office:value-type="float" office:value="0.0000749994" calcext:value-type="float">
            <text:p>0.0000749994</text:p>
          </table:table-cell>
          <table:table-cell office:value-type="float" office:value="0.0000946128" calcext:value-type="float">
            <text:p>0.0000946128</text:p>
          </table:table-cell>
          <table:table-cell office:value-type="float" office:value="0.000110169" calcext:value-type="float">
            <text:p>0.000110169</text:p>
          </table:table-cell>
          <table:table-cell office:value-type="float" office:value="0.00000200371796" calcext:value-type="float">
            <text:p>0.00000200371796</text:p>
          </table:table-cell>
          <table:table-cell office:value-type="float" office:value="0.0000228452948" calcext:value-type="float">
            <text:p>0.0000228452948</text:p>
          </table:table-cell>
          <table:table-cell office:value-type="float" office:value="0.0000491178383" calcext:value-type="float">
            <text:p>0.0000491178383</text:p>
          </table:table-cell>
          <table:table-cell office:value-type="float" office:value="0.0000736200066" calcext:value-type="float">
            <text:p>0.0000736200066</text:p>
          </table:table-cell>
          <table:table-cell office:value-type="float" office:value="0.0000934813539" calcext:value-type="float">
            <text:p>0.0000934813539</text:p>
          </table:table-cell>
          <table:table-cell office:value-type="float" office:value="0.000109215497" calcext:value-type="float">
            <text:p>0.00010921549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278366" calcext:value-type="float">
            <text:p>0.00000278366</text:p>
          </table:table-cell>
          <table:table-cell office:value-type="float" office:value="0.0000246232" calcext:value-type="float">
            <text:p>0.0000246232</text:p>
          </table:table-cell>
          <table:table-cell office:value-type="float" office:value="0.0000513687" calcext:value-type="float">
            <text:p>0.0000513687</text:p>
          </table:table-cell>
          <table:table-cell office:value-type="float" office:value="0.0000767607" calcext:value-type="float">
            <text:p>0.0000767607</text:p>
          </table:table-cell>
          <table:table-cell office:value-type="float" office:value="0.0000978138" calcext:value-type="float">
            <text:p>0.0000978138</text:p>
          </table:table-cell>
          <table:table-cell office:value-type="float" office:value="0.000114539" calcext:value-type="float">
            <text:p>0.000114539</text:p>
          </table:table-cell>
          <table:table-cell office:value-type="float" office:value="0.00000204859432" calcext:value-type="float">
            <text:p>0.00000204859432</text:p>
          </table:table-cell>
          <table:table-cell office:value-type="float" office:value="0.0000230749214" calcext:value-type="float">
            <text:p>0.0000230749214</text:p>
          </table:table-cell>
          <table:table-cell office:value-type="float" office:value="0.0000497484587" calcext:value-type="float">
            <text:p>0.0000497484587</text:p>
          </table:table-cell>
          <table:table-cell office:value-type="float" office:value="0.0000752976946" calcext:value-type="float">
            <text:p>0.0000752976946</text:p>
          </table:table-cell>
          <table:table-cell office:value-type="float" office:value="0.0000966035673" calcext:value-type="float">
            <text:p>0.0000966035673</text:p>
          </table:table-cell>
          <table:table-cell office:value-type="float" office:value="0.000113521265" calcext:value-type="float">
            <text:p>0.00011352126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28379" calcext:value-type="float">
            <text:p>0.0000028379</text:p>
          </table:table-cell>
          <table:table-cell office:value-type="float" office:value="0.0000248499" calcext:value-type="float">
            <text:p>0.0000248499</text:p>
          </table:table-cell>
          <table:table-cell office:value-type="float" office:value="0.0000519356" calcext:value-type="float">
            <text:p>0.0000519356</text:p>
          </table:table-cell>
          <table:table-cell office:value-type="float" office:value="0.0000782005" calcext:value-type="float">
            <text:p>0.0000782005</text:p>
          </table:table-cell>
          <table:table-cell office:value-type="float" office:value="0.000100658" calcext:value-type="float">
            <text:p>0.000100658</text:p>
          </table:table-cell>
          <table:table-cell office:value-type="float" office:value="0.000118598" calcext:value-type="float">
            <text:p>0.000118598</text:p>
          </table:table-cell>
          <table:table-cell office:value-type="float" office:value="0.0000020934579" calcext:value-type="float">
            <text:p>0.0000020934579</text:p>
          </table:table-cell>
          <table:table-cell office:value-type="float" office:value="0.0000232889901" calcext:value-type="float">
            <text:p>0.0000232889901</text:p>
          </table:table-cell>
          <table:table-cell office:value-type="float" office:value="0.0000502853103" calcext:value-type="float">
            <text:p>0.0000502853103</text:p>
          </table:table-cell>
          <table:table-cell office:value-type="float" office:value="0.0000766655974" calcext:value-type="float">
            <text:p>0.0000766655974</text:p>
          </table:table-cell>
          <table:table-cell office:value-type="float" office:value="0.0000993673135" calcext:value-type="float">
            <text:p>0.0000993673135</text:p>
          </table:table-cell>
          <table:table-cell office:value-type="float" office:value="0.000117514918" calcext:value-type="float">
            <text:p>0.00011751491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0289199" calcext:value-type="float">
            <text:p>0.00000289199</text:p>
          </table:table-cell>
          <table:table-cell office:value-type="float" office:value="0.0000250627" calcext:value-type="float">
            <text:p>0.0000250627</text:p>
          </table:table-cell>
          <table:table-cell office:value-type="float" office:value="0.0000524274" calcext:value-type="float">
            <text:p>0.0000524274</text:p>
          </table:table-cell>
          <table:table-cell office:value-type="float" office:value="0.0000793761" calcext:value-type="float">
            <text:p>0.0000793761</text:p>
          </table:table-cell>
          <table:table-cell office:value-type="float" office:value="0.000103136" calcext:value-type="float">
            <text:p>0.000103136</text:p>
          </table:table-cell>
          <table:table-cell office:value-type="float" office:value="0.000122343" calcext:value-type="float">
            <text:p>0.000122343</text:p>
          </table:table-cell>
          <table:table-cell office:value-type="float" office:value="0.00000213836285" calcext:value-type="float">
            <text:p>0.00000213836285</text:p>
          </table:table-cell>
          <table:table-cell office:value-type="float" office:value="0.0000234906799" calcext:value-type="float">
            <text:p>0.0000234906799</text:p>
          </table:table-cell>
          <table:table-cell office:value-type="float" office:value="0.0000507534419" calcext:value-type="float">
            <text:p>0.0000507534419</text:p>
          </table:table-cell>
          <table:table-cell office:value-type="float" office:value="0.0000777828289" calcext:value-type="float">
            <text:p>0.0000777828289</text:p>
          </table:table-cell>
          <table:table-cell office:value-type="float" office:value="0.000101763357" calcext:value-type="float">
            <text:p>0.000101763357</text:p>
          </table:table-cell>
          <table:table-cell office:value-type="float" office:value="0.000121192432" calcext:value-type="float">
            <text:p>0.00012119243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000294599" calcext:value-type="float">
            <text:p>0.00000294599</text:p>
          </table:table-cell>
          <table:table-cell office:value-type="float" office:value="0.0000252642" calcext:value-type="float">
            <text:p>0.0000252642</text:p>
          </table:table-cell>
          <table:table-cell office:value-type="float" office:value="0.000052863" calcext:value-type="float">
            <text:p>0.000052863</text:p>
          </table:table-cell>
          <table:table-cell office:value-type="float" office:value="0.0000803467" calcext:value-type="float">
            <text:p>0.0000803467</text:p>
          </table:table-cell>
          <table:table-cell office:value-type="float" office:value="0.000105248" calcext:value-type="float">
            <text:p>0.000105248</text:p>
          </table:table-cell>
          <table:table-cell office:value-type="float" office:value="0.000125764" calcext:value-type="float">
            <text:p>0.000125764</text:p>
          </table:table-cell>
          <table:table-cell office:value-type="float" office:value="0.00000218335277" calcext:value-type="float">
            <text:p>0.00000218335277</text:p>
          </table:table-cell>
          <table:table-cell office:value-type="float" office:value="0.0000236823187" calcext:value-type="float">
            <text:p>0.0000236823187</text:p>
          </table:table-cell>
          <table:table-cell office:value-type="float" office:value="0.0000511699862" calcext:value-type="float">
            <text:p>0.0000511699862</text:p>
          </table:table-cell>
          <table:table-cell office:value-type="float" office:value="0.0000787076679" calcext:value-type="float">
            <text:p>0.0000787076679</text:p>
          </table:table-cell>
          <table:table-cell office:value-type="float" office:value="0.000103796107" calcext:value-type="float">
            <text:p>0.000103796107</text:p>
          </table:table-cell>
          <table:table-cell office:value-type="float" office:value="0.000124543646" calcext:value-type="float">
            <text:p>0.0001245436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299996" calcext:value-type="float">
            <text:p>0.00000299996</text:p>
          </table:table-cell>
          <table:table-cell office:value-type="float" office:value="0.0000254564" calcext:value-type="float">
            <text:p>0.0000254564</text:p>
          </table:table-cell>
          <table:table-cell office:value-type="float" office:value="0.0000532556" calcext:value-type="float">
            <text:p>0.0000532556</text:p>
          </table:table-cell>
          <table:table-cell office:value-type="float" office:value="0.0000811628" calcext:value-type="float">
            <text:p>0.0000811628</text:p>
          </table:table-cell>
          <table:table-cell office:value-type="float" office:value="0.000107016" calcext:value-type="float">
            <text:p>0.000107016</text:p>
          </table:table-cell>
          <table:table-cell office:value-type="float" office:value="0.000128846" calcext:value-type="float">
            <text:p>0.000128846</text:p>
          </table:table-cell>
          <table:table-cell office:value-type="float" office:value="0.00000222846319" calcext:value-type="float">
            <text:p>0.00000222846319</text:p>
          </table:table-cell>
          <table:table-cell office:value-type="float" office:value="0.0000238656557" calcext:value-type="float">
            <text:p>0.0000238656557</text:p>
          </table:table-cell>
          <table:table-cell office:value-type="float" office:value="0.0000515468482" calcext:value-type="float">
            <text:p>0.0000515468482</text:p>
          </table:table-cell>
          <table:table-cell office:value-type="float" office:value="0.000079488099" calcext:value-type="float">
            <text:p>0.000079488099</text:p>
          </table:table-cell>
          <table:table-cell office:value-type="float" office:value="0.00010549299" calcext:value-type="float">
            <text:p>0.00010549299</text:p>
          </table:table-cell>
          <table:table-cell office:value-type="float" office:value="0.000127553489" calcext:value-type="float">
            <text:p>0.00012755348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000305394" calcext:value-type="float">
            <text:p>0.00000305394</text:p>
          </table:table-cell>
          <table:table-cell office:value-type="float" office:value="0.0000256408" calcext:value-type="float">
            <text:p>0.0000256408</text:p>
          </table:table-cell>
          <table:table-cell office:value-type="float" office:value="0.0000536145" calcext:value-type="float">
            <text:p>0.0000536145</text:p>
          </table:table-cell>
          <table:table-cell office:value-type="float" office:value="0.000081863" calcext:value-type="float">
            <text:p>0.000081863</text:p>
          </table:table-cell>
          <table:table-cell office:value-type="float" office:value="0.000108485" calcext:value-type="float">
            <text:p>0.000108485</text:p>
          </table:table-cell>
          <table:table-cell office:value-type="float" office:value="0.000131575" calcext:value-type="float">
            <text:p>0.000131575</text:p>
          </table:table-cell>
          <table:table-cell office:value-type="float" office:value="0.00000227372338" calcext:value-type="float">
            <text:p>0.00000227372338</text:p>
          </table:table-cell>
          <table:table-cell office:value-type="float" office:value="0.0000240420348" calcext:value-type="float">
            <text:p>0.0000240420348</text:p>
          </table:table-cell>
          <table:table-cell office:value-type="float" office:value="0.0000518924873" calcext:value-type="float">
            <text:p>0.0000518924873</text:p>
          </table:table-cell>
          <table:table-cell office:value-type="float" office:value="0.0000801601527" calcext:value-type="float">
            <text:p>0.0000801601527</text:p>
          </table:table-cell>
          <table:table-cell office:value-type="float" office:value="0.000106901615" calcext:value-type="float">
            <text:p>0.000106901615</text:p>
          </table:table-cell>
          <table:table-cell office:value-type="float" office:value="0.000130207452" calcext:value-type="float">
            <text:p>0.00013020745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000310797" calcext:value-type="float">
            <text:p>0.00000310797</text:p>
          </table:table-cell>
          <table:table-cell office:value-type="float" office:value="0.0000258187" calcext:value-type="float">
            <text:p>0.0000258187</text:p>
          </table:table-cell>
          <table:table-cell office:value-type="float" office:value="0.0000539464" calcext:value-type="float">
            <text:p>0.0000539464</text:p>
          </table:table-cell>
          <table:table-cell office:value-type="float" office:value="0.0000824752" calcext:value-type="float">
            <text:p>0.0000824752</text:p>
          </table:table-cell>
          <table:table-cell office:value-type="float" office:value="0.000109709" calcext:value-type="float">
            <text:p>0.000109709</text:p>
          </table:table-cell>
          <table:table-cell office:value-type="float" office:value="0.000133942" calcext:value-type="float">
            <text:p>0.000133942</text:p>
          </table:table-cell>
          <table:table-cell office:value-type="float" office:value="0.0000023191577" calcext:value-type="float">
            <text:p>0.0000023191577</text:p>
          </table:table-cell>
          <table:table-cell office:value-type="float" office:value="0.0000242125084" calcext:value-type="float">
            <text:p>0.0000242125084</text:p>
          </table:table-cell>
          <table:table-cell office:value-type="float" office:value="0.0000522130572" calcext:value-type="float">
            <text:p>0.0000522130572</text:p>
          </table:table-cell>
          <table:table-cell office:value-type="float" office:value="0.0000807498866" calcext:value-type="float">
            <text:p>0.0000807498866</text:p>
          </table:table-cell>
          <table:table-cell office:value-type="float" office:value="0.000108077159" calcext:value-type="float">
            <text:p>0.000108077159</text:p>
          </table:table-cell>
          <table:table-cell office:value-type="float" office:value="0.000132501641" calcext:value-type="float">
            <text:p>0.00013250164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0000316209" calcext:value-type="float">
            <text:p>0.00000316209</text:p>
          </table:table-cell>
          <table:table-cell office:value-type="float" office:value="0.000025991" calcext:value-type="float">
            <text:p>0.000025991</text:p>
          </table:table-cell>
          <table:table-cell office:value-type="float" office:value="0.0000542564" calcext:value-type="float">
            <text:p>0.0000542564</text:p>
          </table:table-cell>
          <table:table-cell office:value-type="float" office:value="0.0000830196" calcext:value-type="float">
            <text:p>0.0000830196</text:p>
          </table:table-cell>
          <table:table-cell office:value-type="float" office:value="0.000110742" calcext:value-type="float">
            <text:p>0.000110742</text:p>
          </table:table-cell>
          <table:table-cell office:value-type="float" office:value="0.000135961" calcext:value-type="float">
            <text:p>0.000135961</text:p>
          </table:table-cell>
          <table:table-cell office:value-type="float" office:value="0.00000236478658" calcext:value-type="float">
            <text:p>0.00000236478658</text:p>
          </table:table-cell>
          <table:table-cell office:value-type="float" office:value="0.0000243779148" calcext:value-type="float">
            <text:p>0.0000243779148</text:p>
          </table:table-cell>
          <table:table-cell office:value-type="float" office:value="0.0000525131378" calcext:value-type="float">
            <text:p>0.0000525131378</text:p>
          </table:table-cell>
          <table:table-cell office:value-type="float" office:value="0.0000812760102" calcext:value-type="float">
            <text:p>0.0000812760102</text:p>
          </table:table-cell>
          <table:table-cell office:value-type="float" office:value="0.000109070698" calcext:value-type="float">
            <text:p>0.000109070698</text:p>
          </table:table-cell>
          <table:table-cell office:value-type="float" office:value="0.000134452166" calcext:value-type="float">
            <text:p>0.00013445216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00032163" calcext:value-type="float">
            <text:p>0.0000032163</text:p>
          </table:table-cell>
          <table:table-cell office:value-type="float" office:value="0.0000261584" calcext:value-type="float">
            <text:p>0.0000261584</text:p>
          </table:table-cell>
          <table:table-cell office:value-type="float" office:value="0.0000545482" calcext:value-type="float">
            <text:p>0.0000545482</text:p>
          </table:table-cell>
          <table:table-cell office:value-type="float" office:value="0.0000835109" calcext:value-type="float">
            <text:p>0.0000835109</text:p>
          </table:table-cell>
          <table:table-cell office:value-type="float" office:value="0.000111626" calcext:value-type="float">
            <text:p>0.000111626</text:p>
          </table:table-cell>
          <table:table-cell office:value-type="float" office:value="0.000137665" calcext:value-type="float">
            <text:p>0.000137665</text:p>
          </table:table-cell>
          <table:table-cell office:value-type="float" office:value="0.00000241062728" calcext:value-type="float">
            <text:p>0.00000241062728</text:p>
          </table:table-cell>
          <table:table-cell office:value-type="float" office:value="0.0000245389316" calcext:value-type="float">
            <text:p>0.0000245389316</text:p>
          </table:table-cell>
          <table:table-cell office:value-type="float" office:value="0.0000527962094" calcext:value-type="float">
            <text:p>0.0000527962094</text:p>
          </table:table-cell>
          <table:table-cell office:value-type="float" office:value="0.0000817520636" calcext:value-type="float">
            <text:p>0.0000817520636</text:p>
          </table:table-cell>
          <table:table-cell office:value-type="float" office:value="0.000109923908" calcext:value-type="float">
            <text:p>0.000109923908</text:p>
          </table:table-cell>
          <table:table-cell office:value-type="float" office:value="0.000136095888" calcext:value-type="float">
            <text:p>0.00013609588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0327065" calcext:value-type="float">
            <text:p>0.00000327065</text:p>
          </table:table-cell>
          <table:table-cell office:value-type="float" office:value="0.0000263216" calcext:value-type="float">
            <text:p>0.0000263216</text:p>
          </table:table-cell>
          <table:table-cell office:value-type="float" office:value="0.0000548247" calcext:value-type="float">
            <text:p>0.0000548247</text:p>
          </table:table-cell>
          <table:table-cell office:value-type="float" office:value="0.0000839596" calcext:value-type="float">
            <text:p>0.0000839596</text:p>
          </table:table-cell>
          <table:table-cell office:value-type="float" office:value="0.000112396" calcext:value-type="float">
            <text:p>0.000112396</text:p>
          </table:table-cell>
          <table:table-cell office:value-type="float" office:value="0.000139101" calcext:value-type="float">
            <text:p>0.000139101</text:p>
          </table:table-cell>
          <table:table-cell office:value-type="float" office:value="0.00000245669449" calcext:value-type="float">
            <text:p>0.00000245669449</text:p>
          </table:table-cell>
          <table:table-cell office:value-type="float" office:value="0.0000246961139" calcext:value-type="float">
            <text:p>0.0000246961139</text:p>
          </table:table-cell>
          <table:table-cell office:value-type="float" office:value="0.0000530649672" calcext:value-type="float">
            <text:p>0.0000530649672</text:p>
          </table:table-cell>
          <table:table-cell office:value-type="float" office:value="0.0000821879924" calcext:value-type="float">
            <text:p>0.0000821879924</text:p>
          </table:table-cell>
          <table:table-cell office:value-type="float" office:value="0.000110668687" calcext:value-type="float">
            <text:p>0.000110668687</text:p>
          </table:table-cell>
          <table:table-cell office:value-type="float" office:value="0.000137481615" calcext:value-type="float">
            <text:p>0.00013748161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000332515" calcext:value-type="float">
            <text:p>0.00000332515</text:p>
          </table:table-cell>
          <table:table-cell office:value-type="float" office:value="0.000026481" calcext:value-type="float">
            <text:p>0.000026481</text:p>
          </table:table-cell>
          <table:table-cell office:value-type="float" office:value="0.0000550883" calcext:value-type="float">
            <text:p>0.0000550883</text:p>
          </table:table-cell>
          <table:table-cell office:value-type="float" office:value="0.0000843738" calcext:value-type="float">
            <text:p>0.0000843738</text:p>
          </table:table-cell>
          <table:table-cell office:value-type="float" office:value="0.000113077" calcext:value-type="float">
            <text:p>0.000113077</text:p>
          </table:table-cell>
          <table:table-cell office:value-type="float" office:value="0.000140319" calcext:value-type="float">
            <text:p>0.000140319</text:p>
          </table:table-cell>
          <table:table-cell office:value-type="float" office:value="0.00000250300078" calcext:value-type="float">
            <text:p>0.00000250300078</text:p>
          </table:table-cell>
          <table:table-cell office:value-type="float" office:value="0.0000248499215" calcext:value-type="float">
            <text:p>0.0000248499215</text:p>
          </table:table-cell>
          <table:table-cell office:value-type="float" office:value="0.0000533215347" calcext:value-type="float">
            <text:p>0.0000533215347</text:p>
          </table:table-cell>
          <table:table-cell office:value-type="float" office:value="0.0000825912293" calcext:value-type="float">
            <text:p>0.0000825912293</text:p>
          </table:table-cell>
          <table:table-cell office:value-type="float" office:value="0.000111328816" calcext:value-type="float">
            <text:p>0.000111328816</text:p>
          </table:table-cell>
          <table:table-cell office:value-type="float" office:value="0.000138659044" calcext:value-type="float">
            <text:p>0.00013865904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0000337982" calcext:value-type="float">
            <text:p>0.00000337982</text:p>
          </table:table-cell>
          <table:table-cell office:value-type="float" office:value="0.0000266372" calcext:value-type="float">
            <text:p>0.0000266372</text:p>
          </table:table-cell>
          <table:table-cell office:value-type="float" office:value="0.0000553407" calcext:value-type="float">
            <text:p>0.0000553407</text:p>
          </table:table-cell>
          <table:table-cell office:value-type="float" office:value="0.0000847594" calcext:value-type="float">
            <text:p>0.0000847594</text:p>
          </table:table-cell>
          <table:table-cell office:value-type="float" office:value="0.000113687" calcext:value-type="float">
            <text:p>0.000113687</text:p>
          </table:table-cell>
          <table:table-cell office:value-type="float" office:value="0.000141365" calcext:value-type="float">
            <text:p>0.000141365</text:p>
          </table:table-cell>
          <table:table-cell office:value-type="float" office:value="0.00000254955699" calcext:value-type="float">
            <text:p>0.00000254955699</text:p>
          </table:table-cell>
          <table:table-cell office:value-type="float" office:value="0.0000250007396" calcext:value-type="float">
            <text:p>0.0000250007396</text:p>
          </table:table-cell>
          <table:table-cell office:value-type="float" office:value="0.0000535676102" calcext:value-type="float">
            <text:p>0.0000535676102</text:p>
          </table:table-cell>
          <table:table-cell office:value-type="float" office:value="0.0000829674278" calcext:value-type="float">
            <text:p>0.0000829674278</text:p>
          </table:table-cell>
          <table:table-cell office:value-type="float" office:value="0.000111921934" calcext:value-type="float">
            <text:p>0.000111921934</text:p>
          </table:table-cell>
          <table:table-cell office:value-type="float" office:value="0.000139671729" calcext:value-type="float">
            <text:p>0.00013967172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0000343466" calcext:value-type="float">
            <text:p>0.00000343466</text:p>
          </table:table-cell>
          <table:table-cell office:value-type="float" office:value="0.0000267904" calcext:value-type="float">
            <text:p>0.0000267904</text:p>
          </table:table-cell>
          <table:table-cell office:value-type="float" office:value="0.0000555835" calcext:value-type="float">
            <text:p>0.0000555835</text:p>
          </table:table-cell>
          <table:table-cell office:value-type="float" office:value="0.0000851213" calcext:value-type="float">
            <text:p>0.0000851213</text:p>
          </table:table-cell>
          <table:table-cell office:value-type="float" office:value="0.00011424" calcext:value-type="float">
            <text:p>0.00011424</text:p>
          </table:table-cell>
          <table:table-cell office:value-type="float" office:value="0.000142275" calcext:value-type="float">
            <text:p>0.000142275</text:p>
          </table:table-cell>
          <table:table-cell office:value-type="float" office:value="0.00000259637251" calcext:value-type="float">
            <text:p>0.00000259637251</text:p>
          </table:table-cell>
          <table:table-cell office:value-type="float" office:value="0.0000251488935" calcext:value-type="float">
            <text:p>0.0000251488935</text:p>
          </table:table-cell>
          <table:table-cell office:value-type="float" office:value="0.0000538045708" calcext:value-type="float">
            <text:p>0.0000538045708</text:p>
          </table:table-cell>
          <table:table-cell office:value-type="float" office:value="0.0000833209617" calcext:value-type="float">
            <text:p>0.0000833209617</text:p>
          </table:table-cell>
          <table:table-cell office:value-type="float" office:value="0.000112461204" calcext:value-type="float">
            <text:p>0.000112461204</text:p>
          </table:table-cell>
          <table:table-cell office:value-type="float" office:value="0.000140554796" calcext:value-type="float">
            <text:p>0.000140554796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000034897" calcext:value-type="float">
            <text:p>0.0000034897</text:p>
          </table:table-cell>
          <table:table-cell office:value-type="float" office:value="0.000026941" calcext:value-type="float">
            <text:p>0.000026941</text:p>
          </table:table-cell>
          <table:table-cell office:value-type="float" office:value="0.0000558178" calcext:value-type="float">
            <text:p>0.0000558178</text:p>
          </table:table-cell>
          <table:table-cell office:value-type="float" office:value="0.000085463" calcext:value-type="float">
            <text:p>0.000085463</text:p>
          </table:table-cell>
          <table:table-cell office:value-type="float" office:value="0.000114747" calcext:value-type="float">
            <text:p>0.000114747</text:p>
          </table:table-cell>
          <table:table-cell office:value-type="float" office:value="0.000143078" calcext:value-type="float">
            <text:p>0.000143078</text:p>
          </table:table-cell>
          <table:table-cell office:value-type="float" office:value="0.00000264345558" calcext:value-type="float">
            <text:p>0.00000264345558</text:p>
          </table:table-cell>
          <table:table-cell office:value-type="float" office:value="0.0000252946608" calcext:value-type="float">
            <text:p>0.0000252946608</text:p>
          </table:table-cell>
          <table:table-cell office:value-type="float" office:value="0.000054033547" calcext:value-type="float">
            <text:p>0.000054033547</text:p>
          </table:table-cell>
          <table:table-cell office:value-type="float" office:value="0.0000836552685" calcext:value-type="float">
            <text:p>0.0000836552685</text:p>
          </table:table-cell>
          <table:table-cell office:value-type="float" office:value="0.00011295656" calcext:value-type="float">
            <text:p>0.00011295656</text:p>
          </table:table-cell>
          <table:table-cell office:value-type="float" office:value="0.000141335427" calcext:value-type="float">
            <text:p>0.00014133542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0354494" calcext:value-type="float">
            <text:p>0.00000354494</text:p>
          </table:table-cell>
          <table:table-cell office:value-type="float" office:value="0.0000270892" calcext:value-type="float">
            <text:p>0.0000270892</text:p>
          </table:table-cell>
          <table:table-cell office:value-type="float" office:value="0.0000560447" calcext:value-type="float">
            <text:p>0.0000560447</text:p>
          </table:table-cell>
          <table:table-cell office:value-type="float" office:value="0.0000857874" calcext:value-type="float">
            <text:p>0.0000857874</text:p>
          </table:table-cell>
          <table:table-cell office:value-type="float" office:value="0.000115216" calcext:value-type="float">
            <text:p>0.000115216</text:p>
          </table:table-cell>
          <table:table-cell office:value-type="float" office:value="0.000143794" calcext:value-type="float">
            <text:p>0.000143794</text:p>
          </table:table-cell>
          <table:table-cell office:value-type="float" office:value="0.00000269081349" calcext:value-type="float">
            <text:p>0.00000269081349</text:p>
          </table:table-cell>
          <table:table-cell office:value-type="float" office:value="0.0000254382796" calcext:value-type="float">
            <text:p>0.0000254382796</text:p>
          </table:table-cell>
          <table:table-cell office:value-type="float" office:value="0.0000542554768" calcext:value-type="float">
            <text:p>0.0000542554768</text:p>
          </table:table-cell>
          <table:table-cell office:value-type="float" office:value="0.0000839730892" calcext:value-type="float">
            <text:p>0.0000839730892</text:p>
          </table:table-cell>
          <table:table-cell office:value-type="float" office:value="0.000113415606" calcext:value-type="float">
            <text:p>0.000113415606</text:p>
          </table:table-cell>
          <table:table-cell office:value-type="float" office:value="0.000142034314" calcext:value-type="float">
            <text:p>0.00014203431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000036004" calcext:value-type="float">
            <text:p>0.0000036004</text:p>
          </table:table-cell>
          <table:table-cell office:value-type="float" office:value="0.0000272353" calcext:value-type="float">
            <text:p>0.0000272353</text:p>
          </table:table-cell>
          <table:table-cell office:value-type="float" office:value="0.000056265" calcext:value-type="float">
            <text:p>0.000056265</text:p>
          </table:table-cell>
          <table:table-cell office:value-type="float" office:value="0.0000860969" calcext:value-type="float">
            <text:p>0.0000860969</text:p>
          </table:table-cell>
          <table:table-cell office:value-type="float" office:value="0.000115654" calcext:value-type="float">
            <text:p>0.000115654</text:p>
          </table:table-cell>
          <table:table-cell office:value-type="float" office:value="0.000144442" calcext:value-type="float">
            <text:p>0.000144442</text:p>
          </table:table-cell>
          <table:table-cell office:value-type="float" office:value="0.00000273845281" calcext:value-type="float">
            <text:p>0.00000273845281</text:p>
          </table:table-cell>
          <table:table-cell office:value-type="float" office:value="0.0000255799564" calcext:value-type="float">
            <text:p>0.0000255799564</text:p>
          </table:table-cell>
          <table:table-cell office:value-type="float" office:value="0.0000544711468" calcext:value-type="float">
            <text:p>0.0000544711468</text:p>
          </table:table-cell>
          <table:table-cell office:value-type="float" office:value="0.0000842766391" calcext:value-type="float">
            <text:p>0.0000842766391</text:p>
          </table:table-cell>
          <table:table-cell office:value-type="float" office:value="0.000113844245" calcext:value-type="float">
            <text:p>0.000113844245</text:p>
          </table:table-cell>
          <table:table-cell office:value-type="float" office:value="0.000142667182" calcext:value-type="float">
            <text:p>0.00014266718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000365608" calcext:value-type="float">
            <text:p>0.00000365608</text:p>
          </table:table-cell>
          <table:table-cell office:value-type="float" office:value="0.0000273795" calcext:value-type="float">
            <text:p>0.0000273795</text:p>
          </table:table-cell>
          <table:table-cell office:value-type="float" office:value="0.0000564794" calcext:value-type="float">
            <text:p>0.0000564794</text:p>
          </table:table-cell>
          <table:table-cell office:value-type="float" office:value="0.0000863934" calcext:value-type="float">
            <text:p>0.0000863934</text:p>
          </table:table-cell>
          <table:table-cell office:value-type="float" office:value="0.000116064" calcext:value-type="float">
            <text:p>0.000116064</text:p>
          </table:table-cell>
          <table:table-cell office:value-type="float" office:value="0.000145034" calcext:value-type="float">
            <text:p>0.000145034</text:p>
          </table:table-cell>
          <table:table-cell office:value-type="float" office:value="0.00000278637955" calcext:value-type="float">
            <text:p>0.00000278637955</text:p>
          </table:table-cell>
          <table:table-cell office:value-type="float" office:value="0.000025719871" calcext:value-type="float">
            <text:p>0.000025719871</text:p>
          </table:table-cell>
          <table:table-cell office:value-type="float" office:value="0.0000546812222" calcext:value-type="float">
            <text:p>0.0000546812222</text:p>
          </table:table-cell>
          <table:table-cell office:value-type="float" office:value="0.0000845677299" calcext:value-type="float">
            <text:p>0.0000845677299</text:p>
          </table:table-cell>
          <table:table-cell office:value-type="float" office:value="0.000114247124" calcext:value-type="float">
            <text:p>0.000114247124</text:p>
          </table:table-cell>
          <table:table-cell office:value-type="float" office:value="0.000143246049" calcext:value-type="float">
            <text:p>0.000143246049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0000371199" calcext:value-type="float">
            <text:p>0.00000371199</text:p>
          </table:table-cell>
          <table:table-cell office:value-type="float" office:value="0.0000275219" calcext:value-type="float">
            <text:p>0.0000275219</text:p>
          </table:table-cell>
          <table:table-cell office:value-type="float" office:value="0.0000566884" calcext:value-type="float">
            <text:p>0.0000566884</text:p>
          </table:table-cell>
          <table:table-cell office:value-type="float" office:value="0.0000866785" calcext:value-type="float">
            <text:p>0.0000866785</text:p>
          </table:table-cell>
          <table:table-cell office:value-type="float" office:value="0.000116452" calcext:value-type="float">
            <text:p>0.000116452</text:p>
          </table:table-cell>
          <table:table-cell office:value-type="float" office:value="0.000145579" calcext:value-type="float">
            <text:p>0.000145579</text:p>
          </table:table-cell>
          <table:table-cell office:value-type="float" office:value="0.00000283459941" calcext:value-type="float">
            <text:p>0.00000283459941</text:p>
          </table:table-cell>
          <table:table-cell office:value-type="float" office:value="0.0000258581814" calcext:value-type="float">
            <text:p>0.0000258581814</text:p>
          </table:table-cell>
          <table:table-cell office:value-type="float" office:value="0.0000548862702" calcext:value-type="float">
            <text:p>0.0000548862702</text:p>
          </table:table-cell>
          <table:table-cell office:value-type="float" office:value="0.0000848478595" calcext:value-type="float">
            <text:p>0.0000848478595</text:p>
          </table:table-cell>
          <table:table-cell office:value-type="float" office:value="0.000114627951" calcext:value-type="float">
            <text:p>0.000114627951</text:p>
          </table:table-cell>
          <table:table-cell office:value-type="float" office:value="0.000143780191" calcext:value-type="float">
            <text:p>0.00014378019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0000376815" calcext:value-type="float">
            <text:p>0.00000376815</text:p>
          </table:table-cell>
          <table:table-cell office:value-type="float" office:value="0.0000276627" calcext:value-type="float">
            <text:p>0.0000276627</text:p>
          </table:table-cell>
          <table:table-cell office:value-type="float" office:value="0.0000568928" calcext:value-type="float">
            <text:p>0.0000568928</text:p>
          </table:table-cell>
          <table:table-cell office:value-type="float" office:value="0.0000869534" calcext:value-type="float">
            <text:p>0.0000869534</text:p>
          </table:table-cell>
          <table:table-cell office:value-type="float" office:value="0.00011682" calcext:value-type="float">
            <text:p>0.00011682</text:p>
          </table:table-cell>
          <table:table-cell office:value-type="float" office:value="0.000146085" calcext:value-type="float">
            <text:p>0.000146085</text:p>
          </table:table-cell>
          <table:table-cell office:value-type="float" office:value="0.00000288311792" calcext:value-type="float">
            <text:p>0.00000288311792</text:p>
          </table:table-cell>
          <table:table-cell office:value-type="float" office:value="0.0000259950275" calcext:value-type="float">
            <text:p>0.0000259950275</text:p>
          </table:table-cell>
          <table:table-cell office:value-type="float" office:value="0.0000550867787" calcext:value-type="float">
            <text:p>0.0000550867787</text:p>
          </table:table-cell>
          <table:table-cell office:value-type="float" office:value="0.0000851182792" calcext:value-type="float">
            <text:p>0.0000851182792</text:p>
          </table:table-cell>
          <table:table-cell office:value-type="float" office:value="0.000114989723" calcext:value-type="float">
            <text:p>0.000114989723</text:p>
          </table:table-cell>
          <table:table-cell office:value-type="float" office:value="0.000144276852" calcext:value-type="float">
            <text:p>0.00014427685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00382455" calcext:value-type="float">
            <text:p>0.00000382455</text:p>
          </table:table-cell>
          <table:table-cell office:value-type="float" office:value="0.000027802" calcext:value-type="float">
            <text:p>0.000027802</text:p>
          </table:table-cell>
          <table:table-cell office:value-type="float" office:value="0.0000570927" calcext:value-type="float">
            <text:p>0.0000570927</text:p>
          </table:table-cell>
          <table:table-cell office:value-type="float" office:value="0.0000872194" calcext:value-type="float">
            <text:p>0.0000872194</text:p>
          </table:table-cell>
          <table:table-cell office:value-type="float" office:value="0.000117171" calcext:value-type="float">
            <text:p>0.000117171</text:p>
          </table:table-cell>
          <table:table-cell office:value-type="float" office:value="0.000146558" calcext:value-type="float">
            <text:p>0.000146558</text:p>
          </table:table-cell>
          <table:table-cell office:value-type="float" office:value="0.00000293194068" calcext:value-type="float">
            <text:p>0.00000293194068</text:p>
          </table:table-cell>
          <table:table-cell office:value-type="float" office:value="0.0000261305343" calcext:value-type="float">
            <text:p>0.0000261305343</text:p>
          </table:table-cell>
          <table:table-cell office:value-type="float" office:value="0.00005528317" calcext:value-type="float">
            <text:p>0.00005528317</text:p>
          </table:table-cell>
          <table:table-cell office:value-type="float" office:value="0.0000853800437" calcext:value-type="float">
            <text:p>0.0000853800437</text:p>
          </table:table-cell>
          <table:table-cell office:value-type="float" office:value="0.000115334888" calcext:value-type="float">
            <text:p>0.000115334888</text:p>
          </table:table-cell>
          <table:table-cell office:value-type="float" office:value="0.000144741758" calcext:value-type="float">
            <text:p>0.00014474175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0000388121" calcext:value-type="float">
            <text:p>0.00000388121</text:p>
          </table:table-cell>
          <table:table-cell office:value-type="float" office:value="0.00002794" calcext:value-type="float">
            <text:p>0.00002794</text:p>
          </table:table-cell>
          <table:table-cell office:value-type="float" office:value="0.0000572888" calcext:value-type="float">
            <text:p>0.0000572888</text:p>
          </table:table-cell>
          <table:table-cell office:value-type="float" office:value="0.0000874773" calcext:value-type="float">
            <text:p>0.0000874773</text:p>
          </table:table-cell>
          <table:table-cell office:value-type="float" office:value="0.000117506" calcext:value-type="float">
            <text:p>0.000117506</text:p>
          </table:table-cell>
          <table:table-cell office:value-type="float" office:value="0.000147003" calcext:value-type="float">
            <text:p>0.000147003</text:p>
          </table:table-cell>
          <table:table-cell office:value-type="float" office:value="0.00000298107354" calcext:value-type="float">
            <text:p>0.00000298107354</text:p>
          </table:table-cell>
          <table:table-cell office:value-type="float" office:value="0.0000262648146" calcext:value-type="float">
            <text:p>0.0000262648146</text:p>
          </table:table-cell>
          <table:table-cell office:value-type="float" office:value="0.0000554758125" calcext:value-type="float">
            <text:p>0.0000554758125</text:p>
          </table:table-cell>
          <table:table-cell office:value-type="float" office:value="0.0000856340492" calcext:value-type="float">
            <text:p>0.0000856340492</text:p>
          </table:table-cell>
          <table:table-cell office:value-type="float" office:value="0.000115665469" calcext:value-type="float">
            <text:p>0.000115665469</text:p>
          </table:table-cell>
          <table:table-cell office:value-type="float" office:value="0.000145179489" calcext:value-type="float">
            <text:p>0.00014517948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00000393813" calcext:value-type="float">
            <text:p>0.00000393813</text:p>
          </table:table-cell>
          <table:table-cell office:value-type="float" office:value="0.0000280767" calcext:value-type="float">
            <text:p>0.0000280767</text:p>
          </table:table-cell>
          <table:table-cell office:value-type="float" office:value="0.0000574813" calcext:value-type="float">
            <text:p>0.0000574813</text:p>
          </table:table-cell>
          <table:table-cell office:value-type="float" office:value="0.0000877279" calcext:value-type="float">
            <text:p>0.0000877279</text:p>
          </table:table-cell>
          <table:table-cell office:value-type="float" office:value="0.000117829" calcext:value-type="float">
            <text:p>0.000117829</text:p>
          </table:table-cell>
          <table:table-cell office:value-type="float" office:value="0.000147424" calcext:value-type="float">
            <text:p>0.000147424</text:p>
          </table:table-cell>
          <table:table-cell office:value-type="float" office:value="0.00000303052283" calcext:value-type="float">
            <text:p>0.00000303052283</text:p>
          </table:table-cell>
          <table:table-cell office:value-type="float" office:value="0.0000263979718" calcext:value-type="float">
            <text:p>0.0000263979718</text:p>
          </table:table-cell>
          <table:table-cell office:value-type="float" office:value="0.0000556650299" calcext:value-type="float">
            <text:p>0.0000556650299</text:p>
          </table:table-cell>
          <table:table-cell office:value-type="float" office:value="0.0000858810636" calcext:value-type="float">
            <text:p>0.0000858810636</text:p>
          </table:table-cell>
          <table:table-cell office:value-type="float" office:value="0.000115983152" calcext:value-type="float">
            <text:p>0.000115983152</text:p>
          </table:table-cell>
          <table:table-cell office:value-type="float" office:value="0.00014559375" calcext:value-type="float">
            <text:p>0.0001455937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0000399533" calcext:value-type="float">
            <text:p>0.00000399533</text:p>
          </table:table-cell>
          <table:table-cell office:value-type="float" office:value="0.0000282124" calcext:value-type="float">
            <text:p>0.0000282124</text:p>
          </table:table-cell>
          <table:table-cell office:value-type="float" office:value="0.0000576704" calcext:value-type="float">
            <text:p>0.0000576704</text:p>
          </table:table-cell>
          <table:table-cell office:value-type="float" office:value="0.000087972" calcext:value-type="float">
            <text:p>0.000087972</text:p>
          </table:table-cell>
          <table:table-cell office:value-type="float" office:value="0.000118139" calcext:value-type="float">
            <text:p>0.000118139</text:p>
          </table:table-cell>
          <table:table-cell office:value-type="float" office:value="0.000147823" calcext:value-type="float">
            <text:p>0.000147823</text:p>
          </table:table-cell>
          <table:table-cell office:value-type="float" office:value="0.00000308029561" calcext:value-type="float">
            <text:p>0.00000308029561</text:p>
          </table:table-cell>
          <table:table-cell office:value-type="float" office:value="0.0000265301018" calcext:value-type="float">
            <text:p>0.0000265301018</text:p>
          </table:table-cell>
          <table:table-cell office:value-type="float" office:value="0.0000558511092" calcext:value-type="float">
            <text:p>0.0000558511092</text:p>
          </table:table-cell>
          <table:table-cell office:value-type="float" office:value="0.0000861217496" calcext:value-type="float">
            <text:p>0.0000861217496</text:p>
          </table:table-cell>
          <table:table-cell office:value-type="float" office:value="0.000116289356" calcext:value-type="float">
            <text:p>0.000116289356</text:p>
          </table:table-cell>
          <table:table-cell office:value-type="float" office:value="0.000145987574" calcext:value-type="float">
            <text:p>0.00014598757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0000405281" calcext:value-type="float">
            <text:p>0.00000405281</text:p>
          </table:table-cell>
          <table:table-cell office:value-type="float" office:value="0.0000283469" calcext:value-type="float">
            <text:p>0.0000283469</text:p>
          </table:table-cell>
          <table:table-cell office:value-type="float" office:value="0.0000578566" calcext:value-type="float">
            <text:p>0.0000578566</text:p>
          </table:table-cell>
          <table:table-cell office:value-type="float" office:value="0.0000882101" calcext:value-type="float">
            <text:p>0.0000882101</text:p>
          </table:table-cell>
          <table:table-cell office:value-type="float" office:value="0.000118439" calcext:value-type="float">
            <text:p>0.000118439</text:p>
          </table:table-cell>
          <table:table-cell office:value-type="float" office:value="0.000148204" calcext:value-type="float">
            <text:p>0.000148204</text:p>
          </table:table-cell>
          <table:table-cell office:value-type="float" office:value="0.00000313039987" calcext:value-type="float">
            <text:p>0.00000313039987</text:p>
          </table:table-cell>
          <table:table-cell office:value-type="float" office:value="0.0000266612952" calcext:value-type="float">
            <text:p>0.0000266612952</text:p>
          </table:table-cell>
          <table:table-cell office:value-type="float" office:value="0.000056034307" calcext:value-type="float">
            <text:p>0.000056034307</text:p>
          </table:table-cell>
          <table:table-cell office:value-type="float" office:value="0.0000863566832" calcext:value-type="float">
            <text:p>0.0000863566832</text:p>
          </table:table-cell>
          <table:table-cell office:value-type="float" office:value="0.000116585288" calcext:value-type="float">
            <text:p>0.000116585288</text:p>
          </table:table-cell>
          <table:table-cell office:value-type="float" office:value="0.000146363463" calcext:value-type="float">
            <text:p>0.000146363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11059" calcext:value-type="float">
            <text:p>0.00000411059</text:p>
          </table:table-cell>
          <table:table-cell office:value-type="float" office:value="0.0000284806" calcext:value-type="float">
            <text:p>0.0000284806</text:p>
          </table:table-cell>
          <table:table-cell office:value-type="float" office:value="0.00005804" calcext:value-type="float">
            <text:p>0.00005804</text:p>
          </table:table-cell>
          <table:table-cell office:value-type="float" office:value="0.0000884428" calcext:value-type="float">
            <text:p>0.0000884428</text:p>
          </table:table-cell>
          <table:table-cell office:value-type="float" office:value="0.000118729" calcext:value-type="float">
            <text:p>0.000118729</text:p>
          </table:table-cell>
          <table:table-cell office:value-type="float" office:value="0.000148569" calcext:value-type="float">
            <text:p>0.000148569</text:p>
          </table:table-cell>
          <table:table-cell office:value-type="float" office:value="0.00000318084485" calcext:value-type="float">
            <text:p>0.00000318084485</text:p>
          </table:table-cell>
          <table:table-cell office:value-type="float" office:value="0.0000267916396" calcext:value-type="float">
            <text:p>0.0000267916396</text:p>
          </table:table-cell>
          <table:table-cell office:value-type="float" office:value="0.0000562148553" calcext:value-type="float">
            <text:p>0.0000562148553</text:p>
          </table:table-cell>
          <table:table-cell office:value-type="float" office:value="0.0000865863689" calcext:value-type="float">
            <text:p>0.0000865863689</text:p>
          </table:table-cell>
          <table:table-cell office:value-type="float" office:value="0.000116871976" calcext:value-type="float">
            <text:p>0.000116871976</text:p>
          </table:table-cell>
          <table:table-cell office:value-type="float" office:value="0.000146723509" calcext:value-type="float">
            <text:p>0.00014672350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00000416867" calcext:value-type="float">
            <text:p>0.00000416867</text:p>
          </table:table-cell>
          <table:table-cell office:value-type="float" office:value="0.0000286134" calcext:value-type="float">
            <text:p>0.0000286134</text:p>
          </table:table-cell>
          <table:table-cell office:value-type="float" office:value="0.0000582208" calcext:value-type="float">
            <text:p>0.0000582208</text:p>
          </table:table-cell>
          <table:table-cell office:value-type="float" office:value="0.0000886706" calcext:value-type="float">
            <text:p>0.0000886706</text:p>
          </table:table-cell>
          <table:table-cell office:value-type="float" office:value="0.000119011" calcext:value-type="float">
            <text:p>0.000119011</text:p>
          </table:table-cell>
          <table:table-cell office:value-type="float" office:value="0.000148919" calcext:value-type="float">
            <text:p>0.000148919</text:p>
          </table:table-cell>
          <table:table-cell office:value-type="float" office:value="0.0000032316413" calcext:value-type="float">
            <text:p>0.0000032316413</text:p>
          </table:table-cell>
          <table:table-cell office:value-type="float" office:value="0.0000269212213" calcext:value-type="float">
            <text:p>0.0000269212213</text:p>
          </table:table-cell>
          <table:table-cell office:value-type="float" office:value="0.0000563929669" calcext:value-type="float">
            <text:p>0.0000563929669</text:p>
          </table:table-cell>
          <table:table-cell office:value-type="float" office:value="0.0000868112519" calcext:value-type="float">
            <text:p>0.0000868112519</text:p>
          </table:table-cell>
          <table:table-cell office:value-type="float" office:value="0.00011715031" calcext:value-type="float">
            <text:p>0.00011715031</text:p>
          </table:table-cell>
          <table:table-cell office:value-type="float" office:value="0.000147069466" calcext:value-type="float">
            <text:p>0.00014706946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0000422709" calcext:value-type="float">
            <text:p>0.00000422709</text:p>
          </table:table-cell>
          <table:table-cell office:value-type="float" office:value="0.0000287454" calcext:value-type="float">
            <text:p>0.0000287454</text:p>
          </table:table-cell>
          <table:table-cell office:value-type="float" office:value="0.0000583992" calcext:value-type="float">
            <text:p>0.0000583992</text:p>
          </table:table-cell>
          <table:table-cell office:value-type="float" office:value="0.0000888937" calcext:value-type="float">
            <text:p>0.0000888937</text:p>
          </table:table-cell>
          <table:table-cell office:value-type="float" office:value="0.000119285" calcext:value-type="float">
            <text:p>0.000119285</text:p>
          </table:table-cell>
          <table:table-cell office:value-type="float" office:value="0.000149256" calcext:value-type="float">
            <text:p>0.000149256</text:p>
          </table:table-cell>
          <table:table-cell office:value-type="float" office:value="0.00000328280177" calcext:value-type="float">
            <text:p>0.00000328280177</text:p>
          </table:table-cell>
          <table:table-cell office:value-type="float" office:value="0.0000270501274" calcext:value-type="float">
            <text:p>0.0000270501274</text:p>
          </table:table-cell>
          <table:table-cell office:value-type="float" office:value="0.0000565688399" calcext:value-type="float">
            <text:p>0.0000565688399</text:p>
          </table:table-cell>
          <table:table-cell office:value-type="float" office:value="0.0000870317288" calcext:value-type="float">
            <text:p>0.0000870317288</text:p>
          </table:table-cell>
          <table:table-cell office:value-type="float" office:value="0.000117421058" calcext:value-type="float">
            <text:p>0.000117421058</text:p>
          </table:table-cell>
          <table:table-cell office:value-type="float" office:value="0.000147402828" calcext:value-type="float">
            <text:p>0.00014740282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00000428585" calcext:value-type="float">
            <text:p>0.00000428585</text:p>
          </table:table-cell>
          <table:table-cell office:value-type="float" office:value="0.0000288768" calcext:value-type="float">
            <text:p>0.0000288768</text:p>
          </table:table-cell>
          <table:table-cell office:value-type="float" office:value="0.0000585756" calcext:value-type="float">
            <text:p>0.0000585756</text:p>
          </table:table-cell>
          <table:table-cell office:value-type="float" office:value="0.0000891127" calcext:value-type="float">
            <text:p>0.0000891127</text:p>
          </table:table-cell>
          <table:table-cell office:value-type="float" office:value="0.000119552" calcext:value-type="float">
            <text:p>0.000119552</text:p>
          </table:table-cell>
          <table:table-cell office:value-type="float" office:value="0.000149582" calcext:value-type="float">
            <text:p>0.000149582</text:p>
          </table:table-cell>
          <table:table-cell office:value-type="float" office:value="0.00000333434093" calcext:value-type="float">
            <text:p>0.00000333434093</text:p>
          </table:table-cell>
          <table:table-cell office:value-type="float" office:value="0.0000271784476" calcext:value-type="float">
            <text:p>0.0000271784476</text:p>
          </table:table-cell>
          <table:table-cell office:value-type="float" office:value="0.0000567426619" calcext:value-type="float">
            <text:p>0.0000567426619</text:p>
          </table:table-cell>
          <table:table-cell office:value-type="float" office:value="0.0000872481566" calcext:value-type="float">
            <text:p>0.0000872481566</text:p>
          </table:table-cell>
          <table:table-cell office:value-type="float" office:value="0.000117684894" calcext:value-type="float">
            <text:p>0.000117684894</text:p>
          </table:table-cell>
          <table:table-cell office:value-type="float" office:value="0.000147724866" calcext:value-type="float">
            <text:p>0.00014772486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000434497" calcext:value-type="float">
            <text:p>0.00000434497</text:p>
          </table:table-cell>
          <table:table-cell office:value-type="float" office:value="0.0000290076" calcext:value-type="float">
            <text:p>0.0000290076</text:p>
          </table:table-cell>
          <table:table-cell office:value-type="float" office:value="0.0000587499" calcext:value-type="float">
            <text:p>0.0000587499</text:p>
          </table:table-cell>
          <table:table-cell office:value-type="float" office:value="0.0000893278" calcext:value-type="float">
            <text:p>0.0000893278</text:p>
          </table:table-cell>
          <table:table-cell office:value-type="float" office:value="0.000119812" calcext:value-type="float">
            <text:p>0.000119812</text:p>
          </table:table-cell>
          <table:table-cell office:value-type="float" office:value="0.000149897" calcext:value-type="float">
            <text:p>0.000149897</text:p>
          </table:table-cell>
          <table:table-cell office:value-type="float" office:value="0.00000338627591" calcext:value-type="float">
            <text:p>0.00000338627591</text:p>
          </table:table-cell>
          <table:table-cell office:value-type="float" office:value="0.0000273062767" calcext:value-type="float">
            <text:p>0.0000273062767</text:p>
          </table:table-cell>
          <table:table-cell office:value-type="float" office:value="0.0000569146148" calcext:value-type="float">
            <text:p>0.0000569146148</text:p>
          </table:table-cell>
          <table:table-cell office:value-type="float" office:value="0.0000874608605" calcext:value-type="float">
            <text:p>0.0000874608605</text:p>
          </table:table-cell>
          <table:table-cell office:value-type="float" office:value="0.000117942412" calcext:value-type="float">
            <text:p>0.000117942412</text:p>
          </table:table-cell>
          <table:table-cell office:value-type="float" office:value="0.000148036679" calcext:value-type="float">
            <text:p>0.000148036679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0000440448" calcext:value-type="float">
            <text:p>0.00000440448</text:p>
          </table:table-cell>
          <table:table-cell office:value-type="float" office:value="0.000029138" calcext:value-type="float">
            <text:p>0.000029138</text:p>
          </table:table-cell>
          <table:table-cell office:value-type="float" office:value="0.0000589225" calcext:value-type="float">
            <text:p>0.0000589225</text:p>
          </table:table-cell>
          <table:table-cell office:value-type="float" office:value="0.0000895394" calcext:value-type="float">
            <text:p>0.0000895394</text:p>
          </table:table-cell>
          <table:table-cell office:value-type="float" office:value="0.000120066" calcext:value-type="float">
            <text:p>0.000120066</text:p>
          </table:table-cell>
          <table:table-cell office:value-type="float" office:value="0.000150203" calcext:value-type="float">
            <text:p>0.000150203</text:p>
          </table:table-cell>
          <table:table-cell office:value-type="float" office:value="0.00000343862669" calcext:value-type="float">
            <text:p>0.00000343862669</text:p>
          </table:table-cell>
          <table:table-cell office:value-type="float" office:value="0.0000274337157" calcext:value-type="float">
            <text:p>0.0000274337157</text:p>
          </table:table-cell>
          <table:table-cell office:value-type="float" office:value="0.0000570848782" calcext:value-type="float">
            <text:p>0.0000570848782</text:p>
          </table:table-cell>
          <table:table-cell office:value-type="float" office:value="0.0000876701415" calcext:value-type="float">
            <text:p>0.0000876701415</text:p>
          </table:table-cell>
          <table:table-cell office:value-type="float" office:value="0.000118194138" calcext:value-type="float">
            <text:p>0.000118194138</text:p>
          </table:table-cell>
          <table:table-cell office:value-type="float" office:value="0.000148339217" calcext:value-type="float">
            <text:p>0.0001483392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0000446441" calcext:value-type="float">
            <text:p>0.00000446441</text:p>
          </table:table-cell>
          <table:table-cell office:value-type="float" office:value="0.000029268" calcext:value-type="float">
            <text:p>0.000029268</text:p>
          </table:table-cell>
          <table:table-cell office:value-type="float" office:value="0.0000590935" calcext:value-type="float">
            <text:p>0.0000590935</text:p>
          </table:table-cell>
          <table:table-cell office:value-type="float" office:value="0.0000897478" calcext:value-type="float">
            <text:p>0.0000897478</text:p>
          </table:table-cell>
          <table:table-cell office:value-type="float" office:value="0.000120315" calcext:value-type="float">
            <text:p>0.000120315</text:p>
          </table:table-cell>
          <table:table-cell office:value-type="float" office:value="0.0001505" calcext:value-type="float">
            <text:p>0.0001505</text:p>
          </table:table-cell>
          <table:table-cell office:value-type="float" office:value="0.0000034914164" calcext:value-type="float">
            <text:p>0.0000034914164</text:p>
          </table:table-cell>
          <table:table-cell office:value-type="float" office:value="0.0000275608746" calcext:value-type="float">
            <text:p>0.0000275608746</text:p>
          </table:table-cell>
          <table:table-cell office:value-type="float" office:value="0.0000572536342" calcext:value-type="float">
            <text:p>0.0000572536342</text:p>
          </table:table-cell>
          <table:table-cell office:value-type="float" office:value="0.0000878762831" calcext:value-type="float">
            <text:p>0.0000878762831</text:p>
          </table:table-cell>
          <table:table-cell office:value-type="float" office:value="0.000118440545" calcext:value-type="float">
            <text:p>0.000118440545</text:p>
          </table:table-cell>
          <table:table-cell office:value-type="float" office:value="0.00014863331" calcext:value-type="float">
            <text:p>0.0001486333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00000452479" calcext:value-type="float">
            <text:p>0.00000452479</text:p>
          </table:table-cell>
          <table:table-cell office:value-type="float" office:value="0.0000293978" calcext:value-type="float">
            <text:p>0.0000293978</text:p>
          </table:table-cell>
          <table:table-cell office:value-type="float" office:value="0.0000592631" calcext:value-type="float">
            <text:p>0.0000592631</text:p>
          </table:table-cell>
          <table:table-cell office:value-type="float" office:value="0.0000899532" calcext:value-type="float">
            <text:p>0.0000899532</text:p>
          </table:table-cell>
          <table:table-cell office:value-type="float" office:value="0.000120559" calcext:value-type="float">
            <text:p>0.000120559</text:p>
          </table:table-cell>
          <table:table-cell office:value-type="float" office:value="0.000150789" calcext:value-type="float">
            <text:p>0.000150789</text:p>
          </table:table-cell>
          <table:table-cell office:value-type="float" office:value="0.0000035446718" calcext:value-type="float">
            <text:p>0.0000035446718</text:p>
          </table:table-cell>
          <table:table-cell office:value-type="float" office:value="0.0000276878738" calcext:value-type="float">
            <text:p>0.0000276878738</text:p>
          </table:table-cell>
          <table:table-cell office:value-type="float" office:value="0.0000574210707" calcext:value-type="float">
            <text:p>0.0000574210707</text:p>
          </table:table-cell>
          <table:table-cell office:value-type="float" office:value="0.0000880795576" calcext:value-type="float">
            <text:p>0.0000880795576</text:p>
          </table:table-cell>
          <table:table-cell office:value-type="float" office:value="0.000118682063" calcext:value-type="float">
            <text:p>0.000118682063</text:p>
          </table:table-cell>
          <table:table-cell office:value-type="float" office:value="0.000148919688" calcext:value-type="float">
            <text:p>0.00014891968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0000458566" calcext:value-type="float">
            <text:p>0.00000458566</text:p>
          </table:table-cell>
          <table:table-cell office:value-type="float" office:value="0.0000295275" calcext:value-type="float">
            <text:p>0.0000295275</text:p>
          </table:table-cell>
          <table:table-cell office:value-type="float" office:value="0.0000594315" calcext:value-type="float">
            <text:p>0.0000594315</text:p>
          </table:table-cell>
          <table:table-cell office:value-type="float" office:value="0.0000901558" calcext:value-type="float">
            <text:p>0.0000901558</text:p>
          </table:table-cell>
          <table:table-cell office:value-type="float" office:value="0.000120798" calcext:value-type="float">
            <text:p>0.000120798</text:p>
          </table:table-cell>
          <table:table-cell office:value-type="float" office:value="0.000151071" calcext:value-type="float">
            <text:p>0.000151071</text:p>
          </table:table-cell>
          <table:table-cell office:value-type="float" office:value="0.00000359842363" calcext:value-type="float">
            <text:p>0.00000359842363</text:p>
          </table:table-cell>
          <table:table-cell office:value-type="float" office:value="0.0000278148467" calcext:value-type="float">
            <text:p>0.0000278148467</text:p>
          </table:table-cell>
          <table:table-cell office:value-type="float" office:value="0.000057587386" calcext:value-type="float">
            <text:p>0.000057587386</text:p>
          </table:table-cell>
          <table:table-cell office:value-type="float" office:value="0.0000882802325" calcext:value-type="float">
            <text:p>0.0000882802325</text:p>
          </table:table-cell>
          <table:table-cell office:value-type="float" office:value="0.000118919089" calcext:value-type="float">
            <text:p>0.000118919089</text:p>
          </table:table-cell>
          <table:table-cell office:value-type="float" office:value="0.000149198999" calcext:value-type="float">
            <text:p>0.000149198999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00000464706" calcext:value-type="float">
            <text:p>0.00000464706</text:p>
          </table:table-cell>
          <table:table-cell office:value-type="float" office:value="0.0000296573" calcext:value-type="float">
            <text:p>0.0000296573</text:p>
          </table:table-cell>
          <table:table-cell office:value-type="float" office:value="0.0000595989" calcext:value-type="float">
            <text:p>0.0000595989</text:p>
          </table:table-cell>
          <table:table-cell office:value-type="float" office:value="0.0000903561" calcext:value-type="float">
            <text:p>0.0000903561</text:p>
          </table:table-cell>
          <table:table-cell office:value-type="float" office:value="0.000121033" calcext:value-type="float">
            <text:p>0.000121033</text:p>
          </table:table-cell>
          <table:table-cell office:value-type="float" office:value="0.000151346" calcext:value-type="float">
            <text:p>0.000151346</text:p>
          </table:table-cell>
          <table:table-cell office:value-type="float" office:value="0.00000365270708" calcext:value-type="float">
            <text:p>0.00000365270708</text:p>
          </table:table-cell>
          <table:table-cell office:value-type="float" office:value="0.0000279419415" calcext:value-type="float">
            <text:p>0.0000279419415</text:p>
          </table:table-cell>
          <table:table-cell office:value-type="float" office:value="0.0000577527922" calcext:value-type="float">
            <text:p>0.0000577527922</text:p>
          </table:table-cell>
          <table:table-cell office:value-type="float" office:value="0.0000884785765" calcext:value-type="float">
            <text:p>0.0000884785765</text:p>
          </table:table-cell>
          <table:table-cell office:value-type="float" office:value="0.000119151994" calcext:value-type="float">
            <text:p>0.000119151994</text:p>
          </table:table-cell>
          <table:table-cell office:value-type="float" office:value="0.000149471826" calcext:value-type="float">
            <text:p>0.00014947182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0470903" calcext:value-type="float">
            <text:p>0.00000470903</text:p>
          </table:table-cell>
          <table:table-cell office:value-type="float" office:value="0.0000297874" calcext:value-type="float">
            <text:p>0.0000297874</text:p>
          </table:table-cell>
          <table:table-cell office:value-type="float" office:value="0.0000597655" calcext:value-type="float">
            <text:p>0.0000597655</text:p>
          </table:table-cell>
          <table:table-cell office:value-type="float" office:value="0.0000905542" calcext:value-type="float">
            <text:p>0.0000905542</text:p>
          </table:table-cell>
          <table:table-cell office:value-type="float" office:value="0.000121264" calcext:value-type="float">
            <text:p>0.000121264</text:p>
          </table:table-cell>
          <table:table-cell office:value-type="float" office:value="0.000151615" calcext:value-type="float">
            <text:p>0.000151615</text:p>
          </table:table-cell>
          <table:table-cell office:value-type="float" office:value="0.00000370756225" calcext:value-type="float">
            <text:p>0.00000370756225</text:p>
          </table:table-cell>
          <table:table-cell office:value-type="float" office:value="0.0000280693231" calcext:value-type="float">
            <text:p>0.0000280693231</text:p>
          </table:table-cell>
          <table:table-cell office:value-type="float" office:value="0.0000579175199" calcext:value-type="float">
            <text:p>0.0000579175199</text:p>
          </table:table-cell>
          <table:table-cell office:value-type="float" office:value="0.0000886748659" calcext:value-type="float">
            <text:p>0.0000886748659</text:p>
          </table:table-cell>
          <table:table-cell office:value-type="float" office:value="0.000119381136" calcext:value-type="float">
            <text:p>0.000119381136</text:p>
          </table:table-cell>
          <table:table-cell office:value-type="float" office:value="0.000149738694" calcext:value-type="float">
            <text:p>0.000149738694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0000477164" calcext:value-type="float">
            <text:p>0.00000477164</text:p>
          </table:table-cell>
          <table:table-cell office:value-type="float" office:value="0.0000299179" calcext:value-type="float">
            <text:p>0.0000299179</text:p>
          </table:table-cell>
          <table:table-cell office:value-type="float" office:value="0.0000599317" calcext:value-type="float">
            <text:p>0.0000599317</text:p>
          </table:table-cell>
          <table:table-cell office:value-type="float" office:value="0.0000907505" calcext:value-type="float">
            <text:p>0.0000907505</text:p>
          </table:table-cell>
          <table:table-cell office:value-type="float" office:value="0.000121492" calcext:value-type="float">
            <text:p>0.000121492</text:p>
          </table:table-cell>
          <table:table-cell office:value-type="float" office:value="0.000151879" calcext:value-type="float">
            <text:p>0.000151879</text:p>
          </table:table-cell>
          <table:table-cell office:value-type="float" office:value="0.00000376303459" calcext:value-type="float">
            <text:p>0.00000376303459</text:p>
          </table:table-cell>
          <table:table-cell office:value-type="float" office:value="0.0000281971756" calcext:value-type="float">
            <text:p>0.0000281971756</text:p>
          </table:table-cell>
          <table:table-cell office:value-type="float" office:value="0.0000580818216" calcext:value-type="float">
            <text:p>0.0000580818216</text:p>
          </table:table-cell>
          <table:table-cell office:value-type="float" office:value="0.0000888693898" calcext:value-type="float">
            <text:p>0.0000888693898</text:p>
          </table:table-cell>
          <table:table-cell office:value-type="float" office:value="0.000119606863" calcext:value-type="float">
            <text:p>0.000119606863</text:p>
          </table:table-cell>
          <table:table-cell office:value-type="float" office:value="0.00015000009" calcext:value-type="float">
            <text:p>0.0001500000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000483494" calcext:value-type="float">
            <text:p>0.00000483494</text:p>
          </table:table-cell>
          <table:table-cell office:value-type="float" office:value="0.000030049" calcext:value-type="float">
            <text:p>0.000030049</text:p>
          </table:table-cell>
          <table:table-cell office:value-type="float" office:value="0.0000600976" calcext:value-type="float">
            <text:p>0.0000600976</text:p>
          </table:table-cell>
          <table:table-cell office:value-type="float" office:value="0.0000909452" calcext:value-type="float">
            <text:p>0.0000909452</text:p>
          </table:table-cell>
          <table:table-cell office:value-type="float" office:value="0.000121716" calcext:value-type="float">
            <text:p>0.000121716</text:p>
          </table:table-cell>
          <table:table-cell office:value-type="float" office:value="0.000152137" calcext:value-type="float">
            <text:p>0.000152137</text:p>
          </table:table-cell>
          <table:table-cell office:value-type="float" office:value="0.00000381917542" calcext:value-type="float">
            <text:p>0.00000381917542</text:p>
          </table:table-cell>
          <table:table-cell office:value-type="float" office:value="0.0000283257044" calcext:value-type="float">
            <text:p>0.0000283257044</text:p>
          </table:table-cell>
          <table:table-cell office:value-type="float" office:value="0.0000582459762" calcext:value-type="float">
            <text:p>0.0000582459762</text:p>
          </table:table-cell>
          <table:table-cell office:value-type="float" office:value="0.0000890624572" calcext:value-type="float">
            <text:p>0.0000890624572</text:p>
          </table:table-cell>
          <table:table-cell office:value-type="float" office:value="0.000119829524" calcext:value-type="float">
            <text:p>0.000119829524</text:p>
          </table:table-cell>
          <table:table-cell office:value-type="float" office:value="0.000150256468" calcext:value-type="float">
            <text:p>0.000150256468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000004899" calcext:value-type="float">
            <text:p>0.000004899</text:p>
          </table:table-cell>
          <table:table-cell office:value-type="float" office:value="0.000030181" calcext:value-type="float">
            <text:p>0.000030181</text:p>
          </table:table-cell>
          <table:table-cell office:value-type="float" office:value="0.0000602637" calcext:value-type="float">
            <text:p>0.0000602637</text:p>
          </table:table-cell>
          <table:table-cell office:value-type="float" office:value="0.0000911387" calcext:value-type="float">
            <text:p>0.0000911387</text:p>
          </table:table-cell>
          <table:table-cell office:value-type="float" office:value="0.000121938" calcext:value-type="float">
            <text:p>0.000121938</text:p>
          </table:table-cell>
          <table:table-cell office:value-type="float" office:value="0.000152391" calcext:value-type="float">
            <text:p>0.000152391</text:p>
          </table:table-cell>
          <table:table-cell office:value-type="float" office:value="0.00000387604245" calcext:value-type="float">
            <text:p>0.00000387604245</text:p>
          </table:table-cell>
          <table:table-cell office:value-type="float" office:value="0.0000284551382" calcext:value-type="float">
            <text:p>0.0000284551382</text:p>
          </table:table-cell>
          <table:table-cell office:value-type="float" office:value="0.0000584102929" calcext:value-type="float">
            <text:p>0.0000584102929</text:p>
          </table:table-cell>
          <table:table-cell office:value-type="float" office:value="0.000089254402" calcext:value-type="float">
            <text:p>0.000089254402</text:p>
          </table:table-cell>
          <table:table-cell office:value-type="float" office:value="0.000120049479" calcext:value-type="float">
            <text:p>0.000120049479</text:p>
          </table:table-cell>
          <table:table-cell office:value-type="float" office:value="0.000150508262" calcext:value-type="float">
            <text:p>0.00015050826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00049639" calcext:value-type="float">
            <text:p>0.0000049639</text:p>
          </table:table-cell>
          <table:table-cell office:value-type="float" office:value="0.0000303142" calcext:value-type="float">
            <text:p>0.0000303142</text:p>
          </table:table-cell>
          <table:table-cell office:value-type="float" office:value="0.0000604302" calcext:value-type="float">
            <text:p>0.0000604302</text:p>
          </table:table-cell>
          <table:table-cell office:value-type="float" office:value="0.0000913314" calcext:value-type="float">
            <text:p>0.0000913314</text:p>
          </table:table-cell>
          <table:table-cell office:value-type="float" office:value="0.000122157" calcext:value-type="float">
            <text:p>0.000122157</text:p>
          </table:table-cell>
          <table:table-cell office:value-type="float" office:value="0.00015264" calcext:value-type="float">
            <text:p>0.00015264</text:p>
          </table:table-cell>
          <table:table-cell office:value-type="float" office:value="0.00000393370027" calcext:value-type="float">
            <text:p>0.00000393370027</text:p>
          </table:table-cell>
          <table:table-cell office:value-type="float" office:value="0.0000285857312" calcext:value-type="float">
            <text:p>0.0000285857312</text:p>
          </table:table-cell>
          <table:table-cell office:value-type="float" office:value="0.0000585751155" calcext:value-type="float">
            <text:p>0.0000585751155</text:p>
          </table:table-cell>
          <table:table-cell office:value-type="float" office:value="0.0000894455898" calcext:value-type="float">
            <text:p>0.0000894455898</text:p>
          </table:table-cell>
          <table:table-cell office:value-type="float" office:value="0.0001202671" calcext:value-type="float">
            <text:p>0.0001202671</text:p>
          </table:table-cell>
          <table:table-cell office:value-type="float" office:value="0.000150755899" calcext:value-type="float">
            <text:p>0.000150755899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00000502973" calcext:value-type="float">
            <text:p>0.00000502973</text:p>
          </table:table-cell>
          <table:table-cell office:value-type="float" office:value="0.0000304488" calcext:value-type="float">
            <text:p>0.0000304488</text:p>
          </table:table-cell>
          <table:table-cell office:value-type="float" office:value="0.0000605975" calcext:value-type="float">
            <text:p>0.0000605975</text:p>
          </table:table-cell>
          <table:table-cell office:value-type="float" office:value="0.0000915236" calcext:value-type="float">
            <text:p>0.0000915236</text:p>
          </table:table-cell>
          <table:table-cell office:value-type="float" office:value="0.000122374" calcext:value-type="float">
            <text:p>0.000122374</text:p>
          </table:table-cell>
          <table:table-cell office:value-type="float" office:value="0.000152886" calcext:value-type="float">
            <text:p>0.000152886</text:p>
          </table:table-cell>
          <table:table-cell office:value-type="float" office:value="0.00000399222094" calcext:value-type="float">
            <text:p>0.00000399222094</text:p>
          </table:table-cell>
          <table:table-cell office:value-type="float" office:value="0.0000287177657" calcext:value-type="float">
            <text:p>0.0000287177657</text:p>
          </table:table-cell>
          <table:table-cell office:value-type="float" office:value="0.0000587408264" calcext:value-type="float">
            <text:p>0.0000587408264</text:p>
          </table:table-cell>
          <table:table-cell office:value-type="float" office:value="0.0000896364235" calcext:value-type="float">
            <text:p>0.0000896364235</text:p>
          </table:table-cell>
          <table:table-cell office:value-type="float" office:value="0.000120482788" calcext:value-type="float">
            <text:p>0.000120482788</text:p>
          </table:table-cell>
          <table:table-cell office:value-type="float" office:value="0.000150999802" calcext:value-type="float">
            <text:p>0.00015099980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000509657" calcext:value-type="float">
            <text:p>0.00000509657</text:p>
          </table:table-cell>
          <table:table-cell office:value-type="float" office:value="0.0000305852" calcext:value-type="float">
            <text:p>0.0000305852</text:p>
          </table:table-cell>
          <table:table-cell office:value-type="float" office:value="0.0000607661" calcext:value-type="float">
            <text:p>0.0000607661</text:p>
          </table:table-cell>
          <table:table-cell office:value-type="float" office:value="0.0000917159" calcext:value-type="float">
            <text:p>0.0000917159</text:p>
          </table:table-cell>
          <table:table-cell office:value-type="float" office:value="0.000122589" calcext:value-type="float">
            <text:p>0.000122589</text:p>
          </table:table-cell>
          <table:table-cell office:value-type="float" office:value="0.000153128" calcext:value-type="float">
            <text:p>0.000153128</text:p>
          </table:table-cell>
          <table:table-cell office:value-type="float" office:value="0.0000040516845" calcext:value-type="float">
            <text:p>0.0000040516845</text:p>
          </table:table-cell>
          <table:table-cell office:value-type="float" office:value="0.0000288515539" calcext:value-type="float">
            <text:p>0.0000288515539</text:p>
          </table:table-cell>
          <table:table-cell office:value-type="float" office:value="0.0000589078507" calcext:value-type="float">
            <text:p>0.0000589078507</text:p>
          </table:table-cell>
          <table:table-cell office:value-type="float" office:value="0.0000898273498" calcext:value-type="float">
            <text:p>0.0000898273498</text:p>
          </table:table-cell>
          <table:table-cell office:value-type="float" office:value="0.000120696975" calcext:value-type="float">
            <text:p>0.000120696975</text:p>
          </table:table-cell>
          <table:table-cell office:value-type="float" office:value="0.000151240407" calcext:value-type="float">
            <text:p>0.000151240407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00000516454" calcext:value-type="float">
            <text:p>0.00000516454</text:p>
          </table:table-cell>
          <table:table-cell office:value-type="float" office:value="0.0000307237" calcext:value-type="float">
            <text:p>0.0000307237</text:p>
          </table:table-cell>
          <table:table-cell office:value-type="float" office:value="0.0000609364" calcext:value-type="float">
            <text:p>0.0000609364</text:p>
          </table:table-cell>
          <table:table-cell office:value-type="float" office:value="0.0000919086" calcext:value-type="float">
            <text:p>0.0000919086</text:p>
          </table:table-cell>
          <table:table-cell office:value-type="float" office:value="0.000122804" calcext:value-type="float">
            <text:p>0.000122804</text:p>
          </table:table-cell>
          <table:table-cell office:value-type="float" office:value="0.000153367" calcext:value-type="float">
            <text:p>0.000153367</text:p>
          </table:table-cell>
          <table:table-cell office:value-type="float" office:value="0.0000041121796" calcext:value-type="float">
            <text:p>0.0000041121796</text:p>
          </table:table-cell>
          <table:table-cell office:value-type="float" office:value="0.0000289874402" calcext:value-type="float">
            <text:p>0.0000289874402</text:p>
          </table:table-cell>
          <table:table-cell office:value-type="float" office:value="0.0000590766605" calcext:value-type="float">
            <text:p>0.0000590766605</text:p>
          </table:table-cell>
          <table:table-cell office:value-type="float" office:value="0.000090018865" calcext:value-type="float">
            <text:p>0.000090018865</text:p>
          </table:table-cell>
          <table:table-cell office:value-type="float" office:value="0.000120910132" calcext:value-type="float">
            <text:p>0.000120910132</text:p>
          </table:table-cell>
          <table:table-cell office:value-type="float" office:value="0.000151478169" calcext:value-type="float">
            <text:p>0.00015147816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0000523375" calcext:value-type="float">
            <text:p>0.00000523375</text:p>
          </table:table-cell>
          <table:table-cell office:value-type="float" office:value="0.0000308646" calcext:value-type="float">
            <text:p>0.0000308646</text:p>
          </table:table-cell>
          <table:table-cell office:value-type="float" office:value="0.000061109" calcext:value-type="float">
            <text:p>0.000061109</text:p>
          </table:table-cell>
          <table:table-cell office:value-type="float" office:value="0.0000921025" calcext:value-type="float">
            <text:p>0.0000921025</text:p>
          </table:table-cell>
          <table:table-cell office:value-type="float" office:value="0.000123018" calcext:value-type="float">
            <text:p>0.000123018</text:p>
          </table:table-cell>
          <table:table-cell office:value-type="float" office:value="0.000153604" calcext:value-type="float">
            <text:p>0.000153604</text:p>
          </table:table-cell>
          <table:table-cell office:value-type="float" office:value="0.00000417380404" calcext:value-type="float">
            <text:p>0.00000417380404</text:p>
          </table:table-cell>
          <table:table-cell office:value-type="float" office:value="0.0000291258039" calcext:value-type="float">
            <text:p>0.0000291258039</text:p>
          </table:table-cell>
          <table:table-cell office:value-type="float" office:value="0.0000592477793" calcext:value-type="float">
            <text:p>0.0000592477793</text:p>
          </table:table-cell>
          <table:table-cell office:value-type="float" office:value="0.0000902115214" calcext:value-type="float">
            <text:p>0.0000902115214</text:p>
          </table:table-cell>
          <table:table-cell office:value-type="float" office:value="0.000121122781" calcext:value-type="float">
            <text:p>0.000121122781</text:p>
          </table:table-cell>
          <table:table-cell office:value-type="float" office:value="0.000151713572" calcext:value-type="float">
            <text:p>0.000151713572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00000530433" calcext:value-type="float">
            <text:p>0.00000530433</text:p>
          </table:table-cell>
          <table:table-cell office:value-type="float" office:value="0.0000310086" calcext:value-type="float">
            <text:p>0.0000310086</text:p>
          </table:table-cell>
          <table:table-cell office:value-type="float" office:value="0.0000612845" calcext:value-type="float">
            <text:p>0.0000612845</text:p>
          </table:table-cell>
          <table:table-cell office:value-type="float" office:value="0.000092298" calcext:value-type="float">
            <text:p>0.000092298</text:p>
          </table:table-cell>
          <table:table-cell office:value-type="float" office:value="0.000123232" calcext:value-type="float">
            <text:p>0.000123232</text:p>
          </table:table-cell>
          <table:table-cell office:value-type="float" office:value="0.000153838" calcext:value-type="float">
            <text:p>0.000153838</text:p>
          </table:table-cell>
          <table:table-cell office:value-type="float" office:value="0.00000423666538" calcext:value-type="float">
            <text:p>0.00000423666538</text:p>
          </table:table-cell>
          <table:table-cell office:value-type="float" office:value="0.0000292670608" calcext:value-type="float">
            <text:p>0.0000292670608</text:p>
          </table:table-cell>
          <table:table-cell office:value-type="float" office:value="0.0000594217857" calcext:value-type="float">
            <text:p>0.0000594217857</text:p>
          </table:table-cell>
          <table:table-cell office:value-type="float" office:value="0.0000904059331" calcext:value-type="float">
            <text:p>0.0000904059331</text:p>
          </table:table-cell>
          <table:table-cell office:value-type="float" office:value="0.000121335499" calcext:value-type="float">
            <text:p>0.000121335499</text:p>
          </table:table-cell>
          <table:table-cell office:value-type="float" office:value="0.00015194714" calcext:value-type="float">
            <text:p>0.00015194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537641" calcext:value-type="float">
            <text:p>0.00000537641</text:p>
          </table:table-cell>
          <table:table-cell office:value-type="float" office:value="0.0000311559" calcext:value-type="float">
            <text:p>0.0000311559</text:p>
          </table:table-cell>
          <table:table-cell office:value-type="float" office:value="0.0000614634" calcext:value-type="float">
            <text:p>0.0000614634</text:p>
          </table:table-cell>
          <table:table-cell office:value-type="float" office:value="0.0000924958" calcext:value-type="float">
            <text:p>0.0000924958</text:p>
          </table:table-cell>
          <table:table-cell office:value-type="float" office:value="0.000123446" calcext:value-type="float">
            <text:p>0.000123446</text:p>
          </table:table-cell>
          <table:table-cell office:value-type="float" office:value="0.000154072" calcext:value-type="float">
            <text:p>0.000154072</text:p>
          </table:table-cell>
          <table:table-cell office:value-type="float" office:value="0.00000430088155" calcext:value-type="float">
            <text:p>0.00000430088155</text:p>
          </table:table-cell>
          <table:table-cell office:value-type="float" office:value="0.0000294116661" calcext:value-type="float">
            <text:p>0.0000294116661</text:p>
          </table:table-cell>
          <table:table-cell office:value-type="float" office:value="0.0000595993182" calcext:value-type="float">
            <text:p>0.0000595993182</text:p>
          </table:table-cell>
          <table:table-cell office:value-type="float" office:value="0.0000906027828" calcext:value-type="float">
            <text:p>0.0000906027828</text:p>
          </table:table-cell>
          <table:table-cell office:value-type="float" office:value="0.000121548927" calcext:value-type="float">
            <text:p>0.000121548927</text:p>
          </table:table-cell>
          <table:table-cell office:value-type="float" office:value="0.000152179448" calcext:value-type="float">
            <text:p>0.000152179448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0000545016" calcext:value-type="float">
            <text:p>0.00000545016</text:p>
          </table:table-cell>
          <table:table-cell office:value-type="float" office:value="0.0000313072" calcext:value-type="float">
            <text:p>0.0000313072</text:p>
          </table:table-cell>
          <table:table-cell office:value-type="float" office:value="0.0000616466" calcext:value-type="float">
            <text:p>0.0000616466</text:p>
          </table:table-cell>
          <table:table-cell office:value-type="float" office:value="0.0000926968" calcext:value-type="float">
            <text:p>0.0000926968</text:p>
          </table:table-cell>
          <table:table-cell office:value-type="float" office:value="0.000123662" calcext:value-type="float">
            <text:p>0.000123662</text:p>
          </table:table-cell>
          <table:table-cell office:value-type="float" office:value="0.000154305" calcext:value-type="float">
            <text:p>0.000154305</text:p>
          </table:table-cell>
          <table:table-cell office:value-type="float" office:value="0.00000436658147" calcext:value-type="float">
            <text:p>0.00000436658147</text:p>
          </table:table-cell>
          <table:table-cell office:value-type="float" office:value="0.0000295601159" calcext:value-type="float">
            <text:p>0.0000295601159</text:p>
          </table:table-cell>
          <table:table-cell office:value-type="float" office:value="0.0000597810787" calcext:value-type="float">
            <text:p>0.0000597810787</text:p>
          </table:table-cell>
          <table:table-cell office:value-type="float" office:value="0.0000908028275" calcext:value-type="float">
            <text:p>0.0000908028275</text:p>
          </table:table-cell>
          <table:table-cell office:value-type="float" office:value="0.000121763783" calcext:value-type="float">
            <text:p>0.000121763783</text:p>
          </table:table-cell>
          <table:table-cell office:value-type="float" office:value="0.000152411129" calcext:value-type="float">
            <text:p>0.00015241112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000552572" calcext:value-type="float">
            <text:p>0.00000552572</text:p>
          </table:table-cell>
          <table:table-cell office:value-type="float" office:value="0.0000314629" calcext:value-type="float">
            <text:p>0.0000314629</text:p>
          </table:table-cell>
          <table:table-cell office:value-type="float" office:value="0.0000618347" calcext:value-type="float">
            <text:p>0.0000618347</text:p>
          </table:table-cell>
          <table:table-cell office:value-type="float" office:value="0.0000929017" calcext:value-type="float">
            <text:p>0.0000929017</text:p>
          </table:table-cell>
          <table:table-cell office:value-type="float" office:value="0.00012388" calcext:value-type="float">
            <text:p>0.00012388</text:p>
          </table:table-cell>
          <table:table-cell office:value-type="float" office:value="0.000154537" calcext:value-type="float">
            <text:p>0.000154537</text:p>
          </table:table-cell>
          <table:table-cell office:value-type="float" office:value="0.00000443390564" calcext:value-type="float">
            <text:p>0.00000443390564</text:p>
          </table:table-cell>
          <table:table-cell office:value-type="float" office:value="0.0000297129502" calcext:value-type="float">
            <text:p>0.0000297129502</text:p>
          </table:table-cell>
          <table:table-cell office:value-type="float" office:value="0.0000599678375" calcext:value-type="float">
            <text:p>0.0000599678375</text:p>
          </table:table-cell>
          <table:table-cell office:value-type="float" office:value="0.0000910069049" calcext:value-type="float">
            <text:p>0.0000910069049</text:p>
          </table:table-cell>
          <table:table-cell office:value-type="float" office:value="0.00012198086" calcext:value-type="float">
            <text:p>0.00012198086</text:p>
          </table:table-cell>
          <table:table-cell office:value-type="float" office:value="0.000152642885" calcext:value-type="float">
            <text:p>0.00015264288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0000056033" calcext:value-type="float">
            <text:p>0.0000056033</text:p>
          </table:table-cell>
          <table:table-cell office:value-type="float" office:value="0.0000316238" calcext:value-type="float">
            <text:p>0.0000316238</text:p>
          </table:table-cell>
          <table:table-cell office:value-type="float" office:value="0.0000620287" calcext:value-type="float">
            <text:p>0.0000620287</text:p>
          </table:table-cell>
          <table:table-cell office:value-type="float" office:value="0.0000931115" calcext:value-type="float">
            <text:p>0.0000931115</text:p>
          </table:table-cell>
          <table:table-cell office:value-type="float" office:value="0.0001241" calcext:value-type="float">
            <text:p>0.0001241</text:p>
          </table:table-cell>
          <table:table-cell office:value-type="float" office:value="0.000154771" calcext:value-type="float">
            <text:p>0.000154771</text:p>
          </table:table-cell>
          <table:table-cell office:value-type="float" office:value="0.00000450300679" calcext:value-type="float">
            <text:p>0.00000450300679</text:p>
          </table:table-cell>
          <table:table-cell office:value-type="float" office:value="0.0000298707544" calcext:value-type="float">
            <text:p>0.0000298707544</text:p>
          </table:table-cell>
          <table:table-cell office:value-type="float" office:value="0.0000601604364" calcext:value-type="float">
            <text:p>0.0000601604364</text:p>
          </table:table-cell>
          <table:table-cell office:value-type="float" office:value="0.0000912159393" calcext:value-type="float">
            <text:p>0.0000912159393</text:p>
          </table:table-cell>
          <table:table-cell office:value-type="float" office:value="0.000122201046" calcext:value-type="float">
            <text:p>0.000122201046</text:p>
          </table:table-cell>
          <table:table-cell office:value-type="float" office:value="0.0001528755" calcext:value-type="float">
            <text:p>0.000152875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00568307" calcext:value-type="float">
            <text:p>0.00000568307</text:p>
          </table:table-cell>
          <table:table-cell office:value-type="float" office:value="0.0000317904" calcext:value-type="float">
            <text:p>0.0000317904</text:p>
          </table:table-cell>
          <table:table-cell office:value-type="float" office:value="0.0000622294" calcext:value-type="float">
            <text:p>0.0000622294</text:p>
          </table:table-cell>
          <table:table-cell office:value-type="float" office:value="0.0000933272" calcext:value-type="float">
            <text:p>0.0000933272</text:p>
          </table:table-cell>
          <table:table-cell office:value-type="float" office:value="0.000124325" calcext:value-type="float">
            <text:p>0.000124325</text:p>
          </table:table-cell>
          <table:table-cell office:value-type="float" office:value="0.000155006" calcext:value-type="float">
            <text:p>0.000155006</text:p>
          </table:table-cell>
          <table:table-cell office:value-type="float" office:value="0.00000457405047" calcext:value-type="float">
            <text:p>0.00000457405047</text:p>
          </table:table-cell>
          <table:table-cell office:value-type="float" office:value="0.0000300341618" calcext:value-type="float">
            <text:p>0.0000300341618</text:p>
          </table:table-cell>
          <table:table-cell office:value-type="float" office:value="0.0000603597938" calcext:value-type="float">
            <text:p>0.0000603597938</text:p>
          </table:table-cell>
          <table:table-cell office:value-type="float" office:value="0.0000914309482" calcext:value-type="float">
            <text:p>0.0000914309482</text:p>
          </table:table-cell>
          <table:table-cell office:value-type="float" office:value="0.000122425323" calcext:value-type="float">
            <text:p>0.000122425323</text:p>
          </table:table-cell>
          <table:table-cell office:value-type="float" office:value="0.000153109844" calcext:value-type="float">
            <text:p>0.000153109844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00000576525" calcext:value-type="float">
            <text:p>0.00000576525</text:p>
          </table:table-cell>
          <table:table-cell office:value-type="float" office:value="0.0000319634" calcext:value-type="float">
            <text:p>0.0000319634</text:p>
          </table:table-cell>
          <table:table-cell office:value-type="float" office:value="0.0000624379" calcext:value-type="float">
            <text:p>0.0000624379</text:p>
          </table:table-cell>
          <table:table-cell office:value-type="float" office:value="0.00009355" calcext:value-type="float">
            <text:p>0.00009355</text:p>
          </table:table-cell>
          <table:table-cell office:value-type="float" office:value="0.000124555" calcext:value-type="float">
            <text:p>0.000124555</text:p>
          </table:table-cell>
          <table:table-cell office:value-type="float" office:value="0.000155243" calcext:value-type="float">
            <text:p>0.000155243</text:p>
          </table:table-cell>
          <table:table-cell office:value-type="float" office:value="0.00000464721571" calcext:value-type="float">
            <text:p>0.00000464721571</text:p>
          </table:table-cell>
          <table:table-cell office:value-type="float" office:value="0.0000302038554" calcext:value-type="float">
            <text:p>0.0000302038554</text:p>
          </table:table-cell>
          <table:table-cell office:value-type="float" office:value="0.0000605669078" calcext:value-type="float">
            <text:p>0.0000605669078</text:p>
          </table:table-cell>
          <table:table-cell office:value-type="float" office:value="0.000091653048" calcext:value-type="float">
            <text:p>0.000091653048</text:p>
          </table:table-cell>
          <table:table-cell office:value-type="float" office:value="0.00012265478" calcext:value-type="float">
            <text:p>0.00012265478</text:p>
          </table:table-cell>
          <table:table-cell office:value-type="float" office:value="0.000153346889" calcext:value-type="float">
            <text:p>0.00015334688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0000585006" calcext:value-type="float">
            <text:p>0.00000585006</text:p>
          </table:table-cell>
          <table:table-cell office:value-type="float" office:value="0.0000321437" calcext:value-type="float">
            <text:p>0.0000321437</text:p>
          </table:table-cell>
          <table:table-cell office:value-type="float" office:value="0.0000626553" calcext:value-type="float">
            <text:p>0.0000626553</text:p>
          </table:table-cell>
          <table:table-cell office:value-type="float" office:value="0.0000937809" calcext:value-type="float">
            <text:p>0.0000937809</text:p>
          </table:table-cell>
          <table:table-cell office:value-type="float" office:value="0.000124791" calcext:value-type="float">
            <text:p>0.000124791</text:p>
          </table:table-cell>
          <table:table-cell office:value-type="float" office:value="0.000155484" calcext:value-type="float">
            <text:p>0.000155484</text:p>
          </table:table-cell>
          <table:table-cell office:value-type="float" office:value="0.0000047226956" calcext:value-type="float">
            <text:p>0.0000047226956</text:p>
          </table:table-cell>
          <table:table-cell office:value-type="float" office:value="0.0000303805702" calcext:value-type="float">
            <text:p>0.0000303805702</text:p>
          </table:table-cell>
          <table:table-cell office:value-type="float" office:value="0.0000607828606" calcext:value-type="float">
            <text:p>0.0000607828606</text:p>
          </table:table-cell>
          <table:table-cell office:value-type="float" office:value="0.0000918834602" calcext:value-type="float">
            <text:p>0.0000918834602</text:p>
          </table:table-cell>
          <table:table-cell office:value-type="float" office:value="0.000122890617" calcext:value-type="float">
            <text:p>0.000122890617</text:p>
          </table:table-cell>
          <table:table-cell office:value-type="float" office:value="0.000153587718" calcext:value-type="float">
            <text:p>0.0001535877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8T19:36:22.003981899</dc:date>
    <meta:editing-duration>PT2M34S</meta:editing-duration>
    <meta:editing-cycles>3</meta:editing-cycles>
    <meta:generator>LibreOffice/7.2.5.2$Linux_X86_64 LibreOffice_project/20$Build-2</meta:generator>
    <meta:document-statistic meta:table-count="1" meta:cell-count="8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title svg:x="6.98cm" svg:y="0.316cm" chart:style-name="ch2">
          <text:p>Id vs Vds</text:p>
        </chart:title>
        <chart:legend chart:legend-position="end" svg:x="12.466cm" svg:y="3.955cm" style:legend-expansion="high" chart:style-name="ch3"/>
        <chart:plot-area chart:style-name="ch4" table:cell-range-address="'49_measured_W0.22_L0.28'.A1:'49_measured_W0.22_L0.28'.B68 '49_measured_W0.22_L0.28'.H1:'49_measured_W0.22_L0.28'.H68" chart:data-source-has-labels="both" svg:x="1.331cm" svg:y="1.275cm" svg:width="10.815cm" svg:height="6.57cm">
          <chart:coordinate-region svg:x="2.984cm" svg:y="1.427cm" svg:width="9.161cm" svg:height="5.373cm"/>
          <chart:axis chart:dimension="x" chart:name="primary-x" chart:style-name="ch5" chartooo:axis-type="auto">
            <chartooo:date-scale/>
            <chart:title svg:x="6.403cm" svg:y="8.025cm" chart:style-name="ch6">
              <text:p>Vds</text:p>
            </chart:title>
            <chart:categories table:cell-range-address="'49_measured_W0.22_L0.28'.A2:'49_measured_W0.22_L0.28'.A68"/>
          </chart:axis>
          <chart:axis chart:dimension="y" chart:name="primary-y" chart:style-name="ch5">
            <chart:title svg:x="0.451cm" svg:y="4.75cm" chart:style-name="ch7">
              <text:p>Id</text:p>
            </chart:title>
            <chart:grid chart:style-name="ch8" chart:class="major"/>
          </chart:axis>
          <chart:series chart:style-name="ch9" chart:values-cell-range-address="'49_measured_W0.22_L0.28'.B2:'49_measured_W0.22_L0.28'.B68" chart:label-cell-address="'49_measured_W0.22_L0.28'.B1:'49_measured_W0.22_L0.28'.B1" chart:class="chart:line">
            <chart:data-point chart:repeated="67"/>
          </chart:series>
          <chart:series chart:style-name="ch10" chart:values-cell-range-address="'49_measured_W0.22_L0.28'.H2:'49_measured_W0.22_L0.28'.H68" chart:label-cell-address="'49_measured_W0.22_L0.28'.H1:'49_measured_W0.22_L0.28'.H1" chart:class="chart:line">
            <chart:data-point chart:repeated="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gs =0.8_mea</text:p>
                <draw:g>
                  <svg:desc>'49_measured_W0.22_L0.28'.B1:'49_measured_W0.22_L0.28'.B1</svg:desc>
                </draw:g>
              </table:table-cell>
              <table:table-cell office:value-type="string">
                <text:p>vgs =0.8_sim</text:p>
                <draw:g>
                  <svg:desc>'49_measured_W0.22_L0.28'.H1:'49_measured_W0.22_L0.28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49_measured_W0.22_L0.28'.A2:'49_measured_W0.22_L0.28'.A68</svg:desc>
                </draw:g>
              </table:table-cell>
              <table:table-cell office:value-type="float" office:value="0">
                <text:p>0</text:p>
                <draw:g>
                  <svg:desc>'49_measured_W0.22_L0.28'.B2:'49_measured_W0.22_L0.28'.B68</svg:desc>
                </draw:g>
              </table:table-cell>
              <table:table-cell office:value-type="float" office:value="-0">
                <text:p>-0</text:p>
                <draw:g>
                  <svg:desc>'49_measured_W0.22_L0.28'.H2:'49_measured_W0.22_L0.28'.H68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00000963741">
                <text:p>0.000000963741</text:p>
              </table:table-cell>
              <table:table-cell office:value-type="float" office:value="0.000000745110275">
                <text:p>0.0000007451102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000153924">
                <text:p>0.00000153924</text:p>
              </table:table-cell>
              <table:table-cell office:value-type="float" office:value="0.00000114787859">
                <text:p>0.00000114787859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000183889">
                <text:p>0.00000183889</text:p>
              </table:table-cell>
              <table:table-cell office:value-type="float" office:value="0.0000013378652">
                <text:p>0.000001337865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000199847">
                <text:p>0.00000199847</text:p>
              </table:table-cell>
              <table:table-cell office:value-type="float" office:value="0.00000144062798">
                <text:p>0.0000014406279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000210372">
                <text:p>0.00000210372</text:p>
              </table:table-cell>
              <table:table-cell office:value-type="float" office:value="0.00000151339311">
                <text:p>0.0000015133931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000218687">
                <text:p>0.00000218687</text:p>
              </table:table-cell>
              <table:table-cell office:value-type="float" office:value="0.00000157398124">
                <text:p>0.0000015739812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0000225925">
                <text:p>0.00000225925</text:p>
              </table:table-cell>
              <table:table-cell office:value-type="float" office:value="0.00000162850042">
                <text:p>0.0000016285004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000232554">
                <text:p>0.00000232554</text:p>
              </table:table-cell>
              <table:table-cell office:value-type="float" office:value="0.00000167954465">
                <text:p>0.0000016795446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000238801">
                <text:p>0.00000238801</text:p>
              </table:table-cell>
              <table:table-cell office:value-type="float" office:value="0.00000172842228">
                <text:p>0.0000017284222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000244795">
                <text:p>0.00000244795</text:p>
              </table:table-cell>
              <table:table-cell office:value-type="float" office:value="0.00000177587873">
                <text:p>0.0000017758787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0000250611">
                <text:p>0.00000250611</text:p>
              </table:table-cell>
              <table:table-cell office:value-type="float" office:value="0.00000182237721">
                <text:p>0.0000018223772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000256302">
                <text:p>0.00000256302</text:p>
              </table:table-cell>
              <table:table-cell office:value-type="float" office:value="0.00000186822461">
                <text:p>0.0000018682246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0000261901">
                <text:p>0.00000261901</text:p>
              </table:table-cell>
              <table:table-cell office:value-type="float" office:value="0.00000191363432">
                <text:p>0.0000019136343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0000267433">
                <text:p>0.00000267433</text:p>
              </table:table-cell>
              <table:table-cell office:value-type="float" office:value="0.00000195876051">
                <text:p>0.0000019587605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000272917">
                <text:p>0.00000272917</text:p>
              </table:table-cell>
              <table:table-cell office:value-type="float" office:value="0.00000200371796">
                <text:p>0.0000020037179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000278366">
                <text:p>0.00000278366</text:p>
              </table:table-cell>
              <table:table-cell office:value-type="float" office:value="0.00000204859432">
                <text:p>0.0000020485943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000028379">
                <text:p>0.0000028379</text:p>
              </table:table-cell>
              <table:table-cell office:value-type="float" office:value="0.0000020934579">
                <text:p>0.000002093457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000289199">
                <text:p>0.00000289199</text:p>
              </table:table-cell>
              <table:table-cell office:value-type="float" office:value="0.00000213836285">
                <text:p>0.0000021383628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0000294599">
                <text:p>0.00000294599</text:p>
              </table:table-cell>
              <table:table-cell office:value-type="float" office:value="0.00000218335277">
                <text:p>0.0000021833527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299996">
                <text:p>0.00000299996</text:p>
              </table:table-cell>
              <table:table-cell office:value-type="float" office:value="0.00000222846319">
                <text:p>0.00000222846319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00000305394">
                <text:p>0.00000305394</text:p>
              </table:table-cell>
              <table:table-cell office:value-type="float" office:value="0.00000227372338">
                <text:p>0.0000022737233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0000310797">
                <text:p>0.00000310797</text:p>
              </table:table-cell>
              <table:table-cell office:value-type="float" office:value="0.0000023191577">
                <text:p>0.0000023191577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00000316209">
                <text:p>0.00000316209</text:p>
              </table:table-cell>
              <table:table-cell office:value-type="float" office:value="0.00000236478658">
                <text:p>0.0000023647865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000032163">
                <text:p>0.0000032163</text:p>
              </table:table-cell>
              <table:table-cell office:value-type="float" office:value="0.00000241062728">
                <text:p>0.00000241062728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00000327065">
                <text:p>0.00000327065</text:p>
              </table:table-cell>
              <table:table-cell office:value-type="float" office:value="0.00000245669449">
                <text:p>0.0000024566944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00000332515">
                <text:p>0.00000332515</text:p>
              </table:table-cell>
              <table:table-cell office:value-type="float" office:value="0.00000250300078">
                <text:p>0.00000250300078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00000337982">
                <text:p>0.00000337982</text:p>
              </table:table-cell>
              <table:table-cell office:value-type="float" office:value="0.00000254955699">
                <text:p>0.0000025495569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00000343466">
                <text:p>0.00000343466</text:p>
              </table:table-cell>
              <table:table-cell office:value-type="float" office:value="0.00000259637251">
                <text:p>0.00000259637251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0000034897">
                <text:p>0.0000034897</text:p>
              </table:table-cell>
              <table:table-cell office:value-type="float" office:value="0.00000264345558">
                <text:p>0.0000026434555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0000354494">
                <text:p>0.00000354494</text:p>
              </table:table-cell>
              <table:table-cell office:value-type="float" office:value="0.00000269081349">
                <text:p>0.00000269081349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0.0000036004">
                <text:p>0.0000036004</text:p>
              </table:table-cell>
              <table:table-cell office:value-type="float" office:value="0.00000273845281">
                <text:p>0.0000027384528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00000365608">
                <text:p>0.00000365608</text:p>
              </table:table-cell>
              <table:table-cell office:value-type="float" office:value="0.00000278637955">
                <text:p>0.00000278637955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.00000371199">
                <text:p>0.00000371199</text:p>
              </table:table-cell>
              <table:table-cell office:value-type="float" office:value="0.00000283459941">
                <text:p>0.0000028345994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00000376815">
                <text:p>0.00000376815</text:p>
              </table:table-cell>
              <table:table-cell office:value-type="float" office:value="0.00000288311792">
                <text:p>0.00000288311792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00000382455">
                <text:p>0.00000382455</text:p>
              </table:table-cell>
              <table:table-cell office:value-type="float" office:value="0.00000293194068">
                <text:p>0.0000029319406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0000388121">
                <text:p>0.00000388121</text:p>
              </table:table-cell>
              <table:table-cell office:value-type="float" office:value="0.00000298107354">
                <text:p>0.00000298107354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0.00000393813">
                <text:p>0.00000393813</text:p>
              </table:table-cell>
              <table:table-cell office:value-type="float" office:value="0.00000303052283">
                <text:p>0.00000303052283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00000399533">
                <text:p>0.00000399533</text:p>
              </table:table-cell>
              <table:table-cell office:value-type="float" office:value="0.00000308029561">
                <text:p>0.00000308029561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00000405281">
                <text:p>0.00000405281</text:p>
              </table:table-cell>
              <table:table-cell office:value-type="float" office:value="0.00000313039987">
                <text:p>0.0000031303998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411059">
                <text:p>0.00000411059</text:p>
              </table:table-cell>
              <table:table-cell office:value-type="float" office:value="0.00000318084485">
                <text:p>0.00000318084485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0.00000416867">
                <text:p>0.00000416867</text:p>
              </table:table-cell>
              <table:table-cell office:value-type="float" office:value="0.0000032316413">
                <text:p>0.000003231641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00000422709">
                <text:p>0.00000422709</text:p>
              </table:table-cell>
              <table:table-cell office:value-type="float" office:value="0.00000328280177">
                <text:p>0.00000328280177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00000428585">
                <text:p>0.00000428585</text:p>
              </table:table-cell>
              <table:table-cell office:value-type="float" office:value="0.00000333434093">
                <text:p>0.0000033343409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0000434497">
                <text:p>0.00000434497</text:p>
              </table:table-cell>
              <table:table-cell office:value-type="float" office:value="0.00000338627591">
                <text:p>0.00000338627591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00000440448">
                <text:p>0.00000440448</text:p>
              </table:table-cell>
              <table:table-cell office:value-type="float" office:value="0.00000343862669">
                <text:p>0.0000034386266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00000446441">
                <text:p>0.00000446441</text:p>
              </table:table-cell>
              <table:table-cell office:value-type="float" office:value="0.0000034914164">
                <text:p>0.0000034914164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0.00000452479">
                <text:p>0.00000452479</text:p>
              </table:table-cell>
              <table:table-cell office:value-type="float" office:value="0.0000035446718">
                <text:p>0.000003544671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0000458566">
                <text:p>0.00000458566</text:p>
              </table:table-cell>
              <table:table-cell office:value-type="float" office:value="0.00000359842363">
                <text:p>0.00000359842363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0.00000464706">
                <text:p>0.00000464706</text:p>
              </table:table-cell>
              <table:table-cell office:value-type="float" office:value="0.00000365270708">
                <text:p>0.0000036527070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470903">
                <text:p>0.00000470903</text:p>
              </table:table-cell>
              <table:table-cell office:value-type="float" office:value="0.00000370756225">
                <text:p>0.00000370756225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0.00000477164">
                <text:p>0.00000477164</text:p>
              </table:table-cell>
              <table:table-cell office:value-type="float" office:value="0.00000376303459">
                <text:p>0.0000037630345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00000483494">
                <text:p>0.00000483494</text:p>
              </table:table-cell>
              <table:table-cell office:value-type="float" office:value="0.00000381917542">
                <text:p>0.00000381917542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0.000004899">
                <text:p>0.000004899</text:p>
              </table:table-cell>
              <table:table-cell office:value-type="float" office:value="0.00000387604245">
                <text:p>0.0000038760424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0000049639">
                <text:p>0.0000049639</text:p>
              </table:table-cell>
              <table:table-cell office:value-type="float" office:value="0.00000393370027">
                <text:p>0.00000393370027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0.00000502973">
                <text:p>0.00000502973</text:p>
              </table:table-cell>
              <table:table-cell office:value-type="float" office:value="0.00000399222094">
                <text:p>0.0000039922209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00000509657">
                <text:p>0.00000509657</text:p>
              </table:table-cell>
              <table:table-cell office:value-type="float" office:value="0.0000040516845">
                <text:p>0.0000040516845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0.00000516454">
                <text:p>0.00000516454</text:p>
              </table:table-cell>
              <table:table-cell office:value-type="float" office:value="0.0000041121796">
                <text:p>0.0000041121796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00000523375">
                <text:p>0.00000523375</text:p>
              </table:table-cell>
              <table:table-cell office:value-type="float" office:value="0.00000417380404">
                <text:p>0.00000417380404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0.00000530433">
                <text:p>0.00000530433</text:p>
              </table:table-cell>
              <table:table-cell office:value-type="float" office:value="0.00000423666538">
                <text:p>0.000004236665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537641">
                <text:p>0.00000537641</text:p>
              </table:table-cell>
              <table:table-cell office:value-type="float" office:value="0.00000430088155">
                <text:p>0.00000430088155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0.00000545016">
                <text:p>0.00000545016</text:p>
              </table:table-cell>
              <table:table-cell office:value-type="float" office:value="0.00000436658147">
                <text:p>0.00000436658147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00000552572">
                <text:p>0.00000552572</text:p>
              </table:table-cell>
              <table:table-cell office:value-type="float" office:value="0.00000443390564">
                <text:p>0.00000443390564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0000056033">
                <text:p>0.0000056033</text:p>
              </table:table-cell>
              <table:table-cell office:value-type="float" office:value="0.00000450300679">
                <text:p>0.0000045030067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0000568307">
                <text:p>0.00000568307</text:p>
              </table:table-cell>
              <table:table-cell office:value-type="float" office:value="0.00000457405047">
                <text:p>0.00000457405047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0.00000576525">
                <text:p>0.00000576525</text:p>
              </table:table-cell>
              <table:table-cell office:value-type="float" office:value="0.00000464721571">
                <text:p>0.00000464721571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00000585006">
                <text:p>0.00000585006</text:p>
              </table:table-cell>
              <table:table-cell office:value-type="float" office:value="0.0000047226956">
                <text:p>0.0000047226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line" chart:style-name="ch1">
        <chart:title svg:x="6.966cm" svg:y="0.316cm" chart:style-name="ch2">
          <text:p>Id vs Vds</text:p>
        </chart:title>
        <chart:legend chart:legend-position="end" svg:x="13.028cm" svg:y="3.955cm" style:legend-expansion="high" chart:style-name="ch3"/>
        <chart:plot-area chart:style-name="ch4" table:cell-range-address="'49_measured_W0.22_L0.28'.A1:'49_measured_W0.22_L0.28'.A68 '49_measured_W0.22_L0.28'.G1:'49_measured_W0.22_L0.28'.G68 '49_measured_W0.22_L0.28'.M1:'49_measured_W0.22_L0.28'.M68" chart:data-source-has-labels="both" svg:x="1.33cm" svg:y="1.275cm" svg:width="11.379cm" svg:height="6.57cm">
          <chart:coordinate-region svg:x="2.798cm" svg:y="1.454cm" svg:width="9.911cm" svg:height="5.505cm"/>
          <chart:axis chart:dimension="x" chart:name="primary-x" chart:style-name="ch5" chartooo:axis-type="auto">
            <chartooo:date-scale/>
            <chart:title svg:x="6.684cm" svg:y="8.025cm" chart:style-name="ch6">
              <text:p>Vds</text:p>
            </chart:title>
            <chart:categories table:cell-range-address="'49_measured_W0.22_L0.28'.A2:'49_measured_W0.22_L0.28'.A68"/>
          </chart:axis>
          <chart:axis chart:dimension="y" chart:name="primary-y" chart:style-name="ch5">
            <chart:title svg:x="0.451cm" svg:y="4.75cm" chart:style-name="ch7">
              <text:p>Id</text:p>
            </chart:title>
            <chart:grid chart:style-name="ch8" chart:class="major"/>
          </chart:axis>
          <chart:series chart:style-name="ch9" chart:values-cell-range-address="'49_measured_W0.22_L0.28'.G2:'49_measured_W0.22_L0.28'.G68" chart:label-cell-address="'49_measured_W0.22_L0.28'.G1:'49_measured_W0.22_L0.28'.G1" chart:class="chart:line">
            <chart:data-point chart:repeated="67"/>
          </chart:series>
          <chart:series chart:style-name="ch10" chart:values-cell-range-address="'49_measured_W0.22_L0.28'.M2:'49_measured_W0.22_L0.28'.M68" chart:label-cell-address="'49_measured_W0.22_L0.28'.M1:'49_measured_W0.22_L0.28'.M1" chart:class="chart:line">
            <chart:data-point chart:repeated="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gs =3.3_mea</text:p>
                <draw:g>
                  <svg:desc>'49_measured_W0.22_L0.28'.G1:'49_measured_W0.22_L0.28'.G1</svg:desc>
                </draw:g>
              </table:table-cell>
              <table:table-cell office:value-type="string">
                <text:p>vgs =3.3_sim</text:p>
                <draw:g>
                  <svg:desc>'49_measured_W0.22_L0.28'.M1:'49_measured_W0.22_L0.28'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49_measured_W0.22_L0.28'.A2:'49_measured_W0.22_L0.28'.A68</svg:desc>
                </draw:g>
              </table:table-cell>
              <table:table-cell office:value-type="float" office:value="0">
                <text:p>0</text:p>
                <draw:g>
                  <svg:desc>'49_measured_W0.22_L0.28'.G2:'49_measured_W0.22_L0.28'.G68</svg:desc>
                </draw:g>
              </table:table-cell>
              <table:table-cell office:value-type="float" office:value="-0">
                <text:p>-0</text:p>
                <draw:g>
                  <svg:desc>'49_measured_W0.22_L0.28'.M2:'49_measured_W0.22_L0.28'.M68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000105788">
                <text:p>0.0000105788</text:p>
              </table:table-cell>
              <table:table-cell office:value-type="float" office:value="0.0000105177665">
                <text:p>0.000010517766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00205934">
                <text:p>0.0000205934</text:p>
              </table:table-cell>
              <table:table-cell office:value-type="float" office:value="0.0000204703056">
                <text:p>0.000020470305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00300724">
                <text:p>0.0000300724</text:p>
              </table:table-cell>
              <table:table-cell office:value-type="float" office:value="0.000029886548">
                <text:p>0.00002988654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00390427">
                <text:p>0.0000390427</text:p>
              </table:table-cell>
              <table:table-cell office:value-type="float" office:value="0.0000387934431">
                <text:p>0.000038793443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00475291">
                <text:p>0.0000475291</text:p>
              </table:table-cell>
              <table:table-cell office:value-type="float" office:value="0.0000472161098">
                <text:p>0.000047216109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0055555">
                <text:p>0.000055555</text:p>
              </table:table-cell>
              <table:table-cell office:value-type="float" office:value="0.0000551779678">
                <text:p>0.000055177967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000631421">
                <text:p>0.0000631421</text:p>
              </table:table-cell>
              <table:table-cell office:value-type="float" office:value="0.0000627008481">
                <text:p>0.000062700848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00703105">
                <text:p>0.0000703105</text:p>
              </table:table-cell>
              <table:table-cell office:value-type="float" office:value="0.0000698050819">
                <text:p>0.000069805081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00770792">
                <text:p>0.0000770792</text:p>
              </table:table-cell>
              <table:table-cell office:value-type="float" office:value="0.0000765095639">
                <text:p>0.000076509563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00834656">
                <text:p>0.0000834656</text:p>
              </table:table-cell>
              <table:table-cell office:value-type="float" office:value="0.0000828317845">
                <text:p>0.000082831784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000894857">
                <text:p>0.0000894857</text:p>
              </table:table-cell>
              <table:table-cell office:value-type="float" office:value="0.0000887878199">
                <text:p>0.000088787819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0095154">
                <text:p>0.000095154</text:p>
              </table:table-cell>
              <table:table-cell office:value-type="float" office:value="0.0000943922632">
                <text:p>0.000094392263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00100484">
                <text:p>0.000100484</text:p>
              </table:table-cell>
              <table:table-cell office:value-type="float" office:value="0.0000996580688">
                <text:p>0.000099658068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00105486">
                <text:p>0.000105486</text:p>
              </table:table-cell>
              <table:table-cell office:value-type="float" office:value="0.000104596268">
                <text:p>0.00010459626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0110169">
                <text:p>0.000110169</text:p>
              </table:table-cell>
              <table:table-cell office:value-type="float" office:value="0.000109215497">
                <text:p>0.00010921549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0114539">
                <text:p>0.000114539</text:p>
              </table:table-cell>
              <table:table-cell office:value-type="float" office:value="0.000113521265">
                <text:p>0.00011352126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00118598">
                <text:p>0.000118598</text:p>
              </table:table-cell>
              <table:table-cell office:value-type="float" office:value="0.000117514918">
                <text:p>0.00011751491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0122343">
                <text:p>0.000122343</text:p>
              </table:table-cell>
              <table:table-cell office:value-type="float" office:value="0.000121192432">
                <text:p>0.00012119243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00125764">
                <text:p>0.000125764</text:p>
              </table:table-cell>
              <table:table-cell office:value-type="float" office:value="0.000124543646">
                <text:p>0.00012454364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128846">
                <text:p>0.000128846</text:p>
              </table:table-cell>
              <table:table-cell office:value-type="float" office:value="0.000127553489">
                <text:p>0.000127553489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000131575">
                <text:p>0.000131575</text:p>
              </table:table-cell>
              <table:table-cell office:value-type="float" office:value="0.000130207452">
                <text:p>0.00013020745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00133942">
                <text:p>0.000133942</text:p>
              </table:table-cell>
              <table:table-cell office:value-type="float" office:value="0.000132501641">
                <text:p>0.000132501641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000135961">
                <text:p>0.000135961</text:p>
              </table:table-cell>
              <table:table-cell office:value-type="float" office:value="0.000134452166">
                <text:p>0.00013445216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00137665">
                <text:p>0.000137665</text:p>
              </table:table-cell>
              <table:table-cell office:value-type="float" office:value="0.000136095888">
                <text:p>0.000136095888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000139101">
                <text:p>0.000139101</text:p>
              </table:table-cell>
              <table:table-cell office:value-type="float" office:value="0.000137481615">
                <text:p>0.00013748161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000140319">
                <text:p>0.000140319</text:p>
              </table:table-cell>
              <table:table-cell office:value-type="float" office:value="0.000138659044">
                <text:p>0.000138659044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000141365">
                <text:p>0.000141365</text:p>
              </table:table-cell>
              <table:table-cell office:value-type="float" office:value="0.000139671729">
                <text:p>0.00013967172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000142275">
                <text:p>0.000142275</text:p>
              </table:table-cell>
              <table:table-cell office:value-type="float" office:value="0.000140554796">
                <text:p>0.000140554796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000143078">
                <text:p>0.000143078</text:p>
              </table:table-cell>
              <table:table-cell office:value-type="float" office:value="0.000141335427">
                <text:p>0.00014133542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00143794">
                <text:p>0.000143794</text:p>
              </table:table-cell>
              <table:table-cell office:value-type="float" office:value="0.000142034314">
                <text:p>0.000142034314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0.000144442">
                <text:p>0.000144442</text:p>
              </table:table-cell>
              <table:table-cell office:value-type="float" office:value="0.000142667182">
                <text:p>0.000142667182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000145034">
                <text:p>0.000145034</text:p>
              </table:table-cell>
              <table:table-cell office:value-type="float" office:value="0.000143246049">
                <text:p>0.000143246049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.000145579">
                <text:p>0.000145579</text:p>
              </table:table-cell>
              <table:table-cell office:value-type="float" office:value="0.000143780191">
                <text:p>0.00014378019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000146085">
                <text:p>0.000146085</text:p>
              </table:table-cell>
              <table:table-cell office:value-type="float" office:value="0.000144276852">
                <text:p>0.000144276852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000146558">
                <text:p>0.000146558</text:p>
              </table:table-cell>
              <table:table-cell office:value-type="float" office:value="0.000144741758">
                <text:p>0.00014474175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00147003">
                <text:p>0.000147003</text:p>
              </table:table-cell>
              <table:table-cell office:value-type="float" office:value="0.000145179489">
                <text:p>0.000145179489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0.000147424">
                <text:p>0.000147424</text:p>
              </table:table-cell>
              <table:table-cell office:value-type="float" office:value="0.00014559375">
                <text:p>0.0001455937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000147823">
                <text:p>0.000147823</text:p>
              </table:table-cell>
              <table:table-cell office:value-type="float" office:value="0.000145987574">
                <text:p>0.000145987574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000148204">
                <text:p>0.000148204</text:p>
              </table:table-cell>
              <table:table-cell office:value-type="float" office:value="0.000146363463">
                <text:p>0.0001463634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148569">
                <text:p>0.000148569</text:p>
              </table:table-cell>
              <table:table-cell office:value-type="float" office:value="0.000146723509">
                <text:p>0.000146723509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0.000148919">
                <text:p>0.000148919</text:p>
              </table:table-cell>
              <table:table-cell office:value-type="float" office:value="0.000147069466">
                <text:p>0.00014706946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000149256">
                <text:p>0.000149256</text:p>
              </table:table-cell>
              <table:table-cell office:value-type="float" office:value="0.000147402828">
                <text:p>0.000147402828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000149582">
                <text:p>0.000149582</text:p>
              </table:table-cell>
              <table:table-cell office:value-type="float" office:value="0.000147724866">
                <text:p>0.00014772486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00149897">
                <text:p>0.000149897</text:p>
              </table:table-cell>
              <table:table-cell office:value-type="float" office:value="0.000148036679">
                <text:p>0.000148036679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000150203">
                <text:p>0.000150203</text:p>
              </table:table-cell>
              <table:table-cell office:value-type="float" office:value="0.000148339217">
                <text:p>0.000148339217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0001505">
                <text:p>0.0001505</text:p>
              </table:table-cell>
              <table:table-cell office:value-type="float" office:value="0.00014863331">
                <text:p>0.00014863331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0.000150789">
                <text:p>0.000150789</text:p>
              </table:table-cell>
              <table:table-cell office:value-type="float" office:value="0.000148919688">
                <text:p>0.00014891968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00151071">
                <text:p>0.000151071</text:p>
              </table:table-cell>
              <table:table-cell office:value-type="float" office:value="0.000149198999">
                <text:p>0.000149198999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0.000151346">
                <text:p>0.000151346</text:p>
              </table:table-cell>
              <table:table-cell office:value-type="float" office:value="0.000149471826">
                <text:p>0.00014947182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151615">
                <text:p>0.000151615</text:p>
              </table:table-cell>
              <table:table-cell office:value-type="float" office:value="0.000149738694">
                <text:p>0.000149738694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0.000151879">
                <text:p>0.000151879</text:p>
              </table:table-cell>
              <table:table-cell office:value-type="float" office:value="0.00015000009">
                <text:p>0.0001500000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000152137">
                <text:p>0.000152137</text:p>
              </table:table-cell>
              <table:table-cell office:value-type="float" office:value="0.000150256468">
                <text:p>0.000150256468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0.000152391">
                <text:p>0.000152391</text:p>
              </table:table-cell>
              <table:table-cell office:value-type="float" office:value="0.000150508262">
                <text:p>0.00015050826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00015264">
                <text:p>0.00015264</text:p>
              </table:table-cell>
              <table:table-cell office:value-type="float" office:value="0.000150755899">
                <text:p>0.000150755899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0.000152886">
                <text:p>0.000152886</text:p>
              </table:table-cell>
              <table:table-cell office:value-type="float" office:value="0.000150999802">
                <text:p>0.00015099980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000153128">
                <text:p>0.000153128</text:p>
              </table:table-cell>
              <table:table-cell office:value-type="float" office:value="0.000151240407">
                <text:p>0.000151240407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0.000153367">
                <text:p>0.000153367</text:p>
              </table:table-cell>
              <table:table-cell office:value-type="float" office:value="0.000151478169">
                <text:p>0.000151478169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000153604">
                <text:p>0.000153604</text:p>
              </table:table-cell>
              <table:table-cell office:value-type="float" office:value="0.000151713572">
                <text:p>0.000151713572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0.000153838">
                <text:p>0.000153838</text:p>
              </table:table-cell>
              <table:table-cell office:value-type="float" office:value="0.00015194714">
                <text:p>0.000151947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54072">
                <text:p>0.000154072</text:p>
              </table:table-cell>
              <table:table-cell office:value-type="float" office:value="0.000152179448">
                <text:p>0.000152179448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0.000154305">
                <text:p>0.000154305</text:p>
              </table:table-cell>
              <table:table-cell office:value-type="float" office:value="0.000152411129">
                <text:p>0.000152411129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000154537">
                <text:p>0.000154537</text:p>
              </table:table-cell>
              <table:table-cell office:value-type="float" office:value="0.000152642885">
                <text:p>0.000152642885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000154771">
                <text:p>0.000154771</text:p>
              </table:table-cell>
              <table:table-cell office:value-type="float" office:value="0.0001528755">
                <text:p>0.000152875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00155006">
                <text:p>0.000155006</text:p>
              </table:table-cell>
              <table:table-cell office:value-type="float" office:value="0.000153109844">
                <text:p>0.000153109844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0.000155243">
                <text:p>0.000155243</text:p>
              </table:table-cell>
              <table:table-cell office:value-type="float" office:value="0.000153346889">
                <text:p>0.000153346889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000155484">
                <text:p>0.000155484</text:p>
              </table:table-cell>
              <table:table-cell office:value-type="float" office:value="0.000153587718">
                <text:p>0.0001535877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